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18accc2" officeooo:paragraph-rsid="018accc2"/>
    </style:style>
    <style:style style:name="P2" style:family="paragraph" style:parent-style-name="Standard">
      <style:paragraph-properties fo:text-align="start" style:justify-single-word="false"/>
      <style:text-properties fo:color="#000000" fo:font-size="15pt" fo:font-weight="normal" officeooo:rsid="0016b691" officeooo:paragraph-rsid="0016b691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5pt" fo:font-weight="normal" officeooo:rsid="00428b77" officeooo:paragraph-rsid="00428b77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5pt" fo:font-weight="normal" officeooo:rsid="004b5f75" officeooo:paragraph-rsid="004b5f75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5pt" fo:font-weight="normal" officeooo:rsid="00c7800a" officeooo:paragraph-rsid="00c7800a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123ff9e" officeooo:paragraph-rsid="0123ff9e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5pt" fo:font-weight="normal" officeooo:rsid="00494bbb" officeooo:paragraph-rsid="00494bbb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5pt" fo:font-weight="normal" officeooo:rsid="00ba1c62" officeooo:paragraph-rsid="00ba1c6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0c4cd0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18a8df4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5pt" fo:font-weight="normal" officeooo:rsid="01031a4e" officeooo:paragraph-rsid="01031a4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5pt" fo:font-weight="normal" officeooo:rsid="001a6f4a" officeooo:paragraph-rsid="00211d67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5pt" fo:font-weight="normal" officeooo:rsid="002913ce" officeooo:paragraph-rsid="002913ce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5pt" fo:font-weight="normal" officeooo:rsid="0116ebfa" officeooo:paragraph-rsid="018a8df4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5pt" fo:font-weight="normal" officeooo:rsid="019d8862" officeooo:paragraph-rsid="019efb91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5pt" fo:font-weight="normal" officeooo:rsid="001e715e" officeooo:paragraph-rsid="001e715e" fo:background-color="#fff200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5pt" fo:font-weight="normal" officeooo:rsid="00b485ad" officeooo:paragraph-rsid="00b485ad" fo:background-color="#fff200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0bdabac" fo:background-color="#fff200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0cd2253" fo:background-color="#fff200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18a8df4" fo:background-color="#fff200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5pt" fo:font-weight="normal" officeooo:rsid="0143ce8c" officeooo:paragraph-rsid="00fa01dd" fo:background-color="#fff200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5pt" fo:font-weight="normal" officeooo:rsid="00fa01dd" officeooo:paragraph-rsid="017a0538" fo:background-color="#fff200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5pt" fo:font-weight="normal" officeooo:rsid="00fa01dd" officeooo:paragraph-rsid="0186752d" fo:background-color="#fff200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5pt" fo:font-weight="normal" officeooo:rsid="00fa01dd" officeooo:paragraph-rsid="00effa04" fo:background-color="#fff200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5pt" fo:font-weight="normal" officeooo:rsid="00d25ffe" officeooo:paragraph-rsid="018717a2" fo:background-color="#fff200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5pt" fo:font-weight="normal" officeooo:rsid="00595b5e" officeooo:paragraph-rsid="00595b5e" fo:background-color="transparent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5pt" fo:font-weight="normal" officeooo:rsid="005d3ccb" officeooo:paragraph-rsid="006b188c" fo:background-color="transparent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5pt" fo:font-weight="normal" officeooo:rsid="005d3ccb" officeooo:paragraph-rsid="00b47fb7" fo:background-color="transparent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5pt" fo:font-weight="normal" officeooo:rsid="00884a46" officeooo:paragraph-rsid="00884a46" fo:background-color="transparent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5pt" fo:font-weight="normal" officeooo:rsid="006eb0ba" officeooo:paragraph-rsid="006fbd1c" fo:background-color="transparent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5pt" fo:font-weight="bold" officeooo:rsid="00bf8d07" officeooo:paragraph-rsid="00ba1c62" fo:background-color="#fff200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5pt" fo:font-weight="bold" officeooo:rsid="00effa04" officeooo:paragraph-rsid="0189eaea" fo:background-color="#fff200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5pt" fo:font-weight="bold" officeooo:rsid="00eaa2f8" officeooo:paragraph-rsid="0183988c" fo:background-color="#fff200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15ce39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1bf164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23e745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46ef2d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5b214f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69729f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6b188c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a33c75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b47fb7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b485ad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bdabac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c4309e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c4cd0a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c6c0ba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e2eefd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5b214f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761591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a33c75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a8a129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5023a9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5pt" fo:font-weight="bold" officeooo:rsid="00b485ad" officeooo:paragraph-rsid="00b485ad" style:font-size-asian="15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5pt" fo:font-weight="bold" officeooo:rsid="00b485ad" officeooo:paragraph-rsid="00c4309e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5pt" fo:font-weight="bold" officeooo:rsid="00e4d076" officeooo:paragraph-rsid="00e4d076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5pt" fo:font-weight="bold" officeooo:rsid="00eaa2f8" officeooo:paragraph-rsid="00eaa2f8" style:font-size-asian="15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5pt" fo:font-weight="bold" officeooo:rsid="00fbc71c" officeooo:paragraph-rsid="00fbc71c" style:font-size-asian="15pt" style:font-weight-asian="bold" style:font-size-complex="15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ize="15pt" fo:font-weight="bold" officeooo:rsid="0142fa35" officeooo:paragraph-rsid="0142fa35" style:font-size-asian="15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ize="15pt" fo:font-weight="bold" officeooo:rsid="019952ca" officeooo:paragraph-rsid="019952ca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ize="15pt" fo:font-weight="bold" officeooo:rsid="019cfbde" officeooo:paragraph-rsid="019cfbde" style:font-size-asian="15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size="15pt" fo:font-weight="bold" officeooo:rsid="01a22cbc" officeooo:paragraph-rsid="01a22cbc" style:font-size-asian="15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5pt" fo:font-weight="bold" officeooo:rsid="01a355c4" officeooo:paragraph-rsid="01a355c4" style:font-size-asian="15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5pt" fo:font-weight="bold" officeooo:rsid="00d8ff8c" officeooo:paragraph-rsid="00d8ff8c" style:font-size-asian="15pt" style:font-weight-asian="bold" style:font-size-complex="15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ize="15pt" fo:font-weight="bold" officeooo:rsid="00d18166" officeooo:paragraph-rsid="00d18166" style:font-size-asian="15pt" style:font-weight-asian="bold" style:font-size-complex="15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ize="15pt" fo:font-weight="bold" officeooo:rsid="00595b5e" officeooo:paragraph-rsid="00595b5e" fo:background-color="transparent" style:font-size-asian="15pt" style:font-weight-asian="bold" style:font-size-complex="15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2pt" officeooo:rsid="0015ce39" officeooo:paragraph-rsid="0015ce39" style:font-size-asian="10.5pt" style:font-size-complex="12pt"/>
    </style:style>
    <style:style style:name="P68" style:family="paragraph" style:parent-style-name="Standard">
      <style:paragraph-properties fo:text-align="start" style:justify-single-word="false"/>
      <style:text-properties officeooo:paragraph-rsid="00f77b33" fo:background-color="#fff200"/>
    </style:style>
    <style:style style:name="P69" style:family="paragraph" style:parent-style-name="Standard">
      <style:paragraph-properties fo:text-align="start" style:justify-single-word="false"/>
      <style:text-properties fo:color="#ce181e" fo:font-size="15pt" fo:font-weight="bold" officeooo:rsid="0015ce39" officeooo:paragraph-rsid="005023a9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e181e" officeooo:rsid="01f083a4" officeooo:paragraph-rsid="01fa940a"/>
    </style:style>
    <style:style style:name="P7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16b691" officeooo:paragraph-rsid="0016b691" style:font-size-asian="15pt" style:font-weight-asian="normal" style:font-size-complex="15pt" style:font-weight-complex="normal"/>
    </style:style>
    <style:style style:name="P7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549d6b" officeooo:paragraph-rsid="00c4cd0a" style:font-size-asian="15pt" style:font-weight-asian="normal" style:font-size-complex="15pt" style:font-weight-complex="normal"/>
    </style:style>
    <style:style style:name="P7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549d6b" officeooo:paragraph-rsid="0123ff9e" style:font-size-asian="15pt" style:font-weight-asian="normal" style:font-size-complex="15pt" style:font-weight-complex="normal"/>
    </style:style>
    <style:style style:name="P7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428b77" officeooo:paragraph-rsid="00428b77" style:font-size-asian="15pt" style:font-weight-asian="normal" style:font-size-complex="15pt" style:font-weight-complex="normal"/>
    </style:style>
    <style:style style:name="P7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19d8862" officeooo:paragraph-rsid="019efb91" style:font-size-asian="15pt" style:font-weight-asian="normal" style:font-size-complex="15pt" style:font-weight-complex="normal"/>
    </style:style>
    <style:style style:name="P7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fa01dd" fo:background-color="#fff200" style:font-size-asian="15pt" style:font-weight-asian="normal" style:font-size-complex="15pt" style:font-weight-complex="normal"/>
    </style:style>
    <style:style style:name="P7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211d67" fo:background-color="#fff200" style:font-size-asian="15pt" style:font-weight-asian="normal" style:font-size-complex="15pt" style:font-weight-complex="normal"/>
    </style:style>
    <style:style style:name="P78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4b5f75" fo:background-color="#fff200" style:font-size-asian="15pt" style:font-weight-asian="normal" style:font-size-complex="15pt" style:font-weight-complex="normal"/>
    </style:style>
    <style:style style:name="P7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595b5e" fo:background-color="#fff200" style:font-size-asian="15pt" style:font-weight-asian="normal" style:font-size-complex="15pt" style:font-weight-complex="normal"/>
    </style:style>
    <style:style style:name="P8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60d8ce" fo:background-color="#fff200" style:font-size-asian="15pt" style:font-weight-asian="normal" style:font-size-complex="15pt" style:font-weight-complex="normal"/>
    </style:style>
    <style:style style:name="P8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9141e9" fo:background-color="#fff200" style:font-size-asian="15pt" style:font-weight-asian="normal" style:font-size-complex="15pt" style:font-weight-complex="normal"/>
    </style:style>
    <style:style style:name="P8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6b188c" fo:background-color="#fff200" style:font-size-asian="15pt" style:font-weight-asian="normal" style:font-size-complex="15pt" style:font-weight-complex="normal"/>
    </style:style>
    <style:style style:name="P8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b47fb7" fo:background-color="#fff200" style:font-size-asian="15pt" style:font-weight-asian="normal" style:font-size-complex="15pt" style:font-weight-complex="normal"/>
    </style:style>
    <style:style style:name="P8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ba1c62" fo:background-color="#fff200" style:font-size-asian="15pt" style:font-weight-asian="normal" style:font-size-complex="15pt" style:font-weight-complex="normal"/>
    </style:style>
    <style:style style:name="P8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c4309e" fo:background-color="#fff200" style:font-size-asian="15pt" style:font-weight-asian="normal" style:font-size-complex="15pt" style:font-weight-complex="normal"/>
    </style:style>
    <style:style style:name="P8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1a355c4" fo:background-color="#fff200" style:font-size-asian="15pt" style:font-weight-asian="normal" style:font-size-complex="15pt" style:font-weight-complex="normal"/>
    </style:style>
    <style:style style:name="P8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69729f" fo:background-color="#fff200" style:font-size-asian="15pt" style:font-weight-asian="normal" style:font-size-complex="15pt" style:font-weight-complex="normal"/>
    </style:style>
    <style:style style:name="P88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549d6b" officeooo:paragraph-rsid="00c4cd0a" fo:background-color="#fff200" style:font-size-asian="15pt" style:font-weight-asian="normal" style:font-size-complex="15pt" style:font-weight-complex="normal"/>
    </style:style>
    <style:style style:name="P8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bold" officeooo:rsid="0077be58" officeooo:paragraph-rsid="01fa940a" fo:background-color="#fff200" style:font-size-asian="15pt" style:font-weight-asian="bold" style:font-size-complex="15pt" style:font-weight-complex="bold"/>
    </style:style>
    <style:style style:name="P9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bold" officeooo:rsid="016882ee" officeooo:paragraph-rsid="01f99b90" fo:background-color="#fff200" style:font-size-asian="15pt" style:font-weight-asian="bold" style:font-size-complex="15pt" style:font-weight-complex="bold"/>
    </style:style>
    <style:style style:name="P91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130e72d" officeooo:paragraph-rsid="0130e72d" style:font-size-asian="15pt" style:font-weight-asian="normal" style:font-size-complex="15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16b691" officeooo:paragraph-rsid="0016b691" style:font-size-asian="15pt" style:font-weight-asian="normal" style:font-size-complex="15pt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16b691" officeooo:paragraph-rsid="00211d67" style:font-size-asian="15pt" style:font-weight-asian="normal" style:font-size-complex="15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1a6f4a" officeooo:paragraph-rsid="001a6f4a" style:font-size-asian="15pt" style:font-weight-asian="normal" style:font-size-complex="15pt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1a6f4a" officeooo:paragraph-rsid="00211d67" style:font-size-asian="15pt" style:font-weight-asian="normal" style:font-size-complex="15pt" style:font-weight-complex="normal"/>
    </style:style>
    <style:style style:name="P96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2045f2" officeooo:paragraph-rsid="002045f2" style:font-size-asian="15pt" style:font-weight-asian="normal" style:font-size-complex="15pt" style:font-weight-complex="normal"/>
    </style:style>
    <style:style style:name="P97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17c464" officeooo:paragraph-rsid="00211d67" style:font-size-asian="15pt" style:font-weight-asian="normal" style:font-size-complex="15pt" style:font-weight-complex="normal"/>
    </style:style>
    <style:style style:name="P98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ff7232" officeooo:paragraph-rsid="00ff7232" style:font-size-asian="15pt" style:font-weight-asian="normal" style:font-size-complex="15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fo:color="#000000" fo:font-size="15pt" fo:font-weight="normal" officeooo:rsid="002913ce" officeooo:paragraph-rsid="002913ce" style:font-size-asian="15pt" style:font-weight-asian="normal" style:font-size-complex="15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fo:color="#000000" fo:font-size="15pt" fo:font-weight="normal" officeooo:rsid="018e3d27" officeooo:paragraph-rsid="018e3d27" style:font-size-asian="15pt" style:font-weight-asian="normal" style:font-size-complex="15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fo:color="#000000" fo:font-size="15pt" fo:font-weight="normal" officeooo:rsid="003a1c11" officeooo:paragraph-rsid="003a1c11" style:font-size-asian="15pt" style:font-weight-asian="normal" style:font-size-complex="15pt" style:font-weight-complex="normal"/>
    </style:style>
    <style:style style:name="P102" style:family="paragraph" style:parent-style-name="Standard" style:list-style-name="L5">
      <style:paragraph-properties fo:text-align="start" style:justify-single-word="false"/>
      <style:text-properties fo:color="#000000" fo:font-size="15pt" fo:font-weight="normal" officeooo:rsid="019cfbde" officeooo:paragraph-rsid="019cfbde" style:font-size-asian="15pt" style:font-weight-asian="normal" style:font-size-complex="15pt" style:font-weight-complex="normal"/>
    </style:style>
    <style:style style:name="P103" style:family="paragraph" style:parent-style-name="Standard" style:list-style-name="L5">
      <style:paragraph-properties fo:text-align="start" style:justify-single-word="false"/>
      <style:text-properties fo:color="#000000" fo:font-size="15pt" fo:font-weight="normal" officeooo:rsid="019d8862" officeooo:paragraph-rsid="019efb91" style:font-size-asian="15pt" style:font-weight-asian="normal" style:font-size-complex="15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color="#000000" fo:font-size="15pt" fo:font-weight="normal" officeooo:rsid="01a7404c" officeooo:paragraph-rsid="01a7404c" style:font-size-asian="15pt" style:font-weight-asian="normal" style:font-size-complex="15pt" style:font-weight-complex="normal"/>
    </style:style>
    <style:style style:name="P105" style:family="paragraph" style:parent-style-name="Standard" style:list-style-name="L7">
      <style:paragraph-properties fo:text-align="start" style:justify-single-word="false"/>
      <style:text-properties fo:color="#000000" fo:font-size="15pt" fo:font-weight="normal" officeooo:rsid="004adc60" officeooo:paragraph-rsid="004adc60" style:font-size-asian="15pt" style:font-weight-asian="normal" style:font-size-complex="15pt" style:font-weight-complex="normal"/>
    </style:style>
    <style:style style:name="P106" style:family="paragraph" style:parent-style-name="Standard" style:list-style-name="L7">
      <style:paragraph-properties fo:text-align="start" style:justify-single-word="false"/>
      <style:text-properties fo:color="#000000" fo:font-size="15pt" fo:font-weight="normal" officeooo:rsid="004b5f75" officeooo:paragraph-rsid="004b5f75" style:font-size-asian="15pt" style:font-weight-asian="normal" style:font-size-complex="15pt" style:font-weight-complex="normal"/>
    </style:style>
    <style:style style:name="P107" style:family="paragraph" style:parent-style-name="Standard" style:list-style-name="L8">
      <style:paragraph-properties fo:text-align="start" style:justify-single-word="false"/>
      <style:text-properties fo:color="#000000" fo:font-size="15pt" fo:font-weight="normal" officeooo:rsid="0055d5a2" officeooo:paragraph-rsid="0055d5a2" style:font-size-asian="15pt" style:font-weight-asian="normal" style:font-size-complex="15pt" style:font-weight-complex="normal"/>
    </style:style>
    <style:style style:name="P108" style:family="paragraph" style:parent-style-name="Standard" style:list-style-name="L15">
      <style:paragraph-properties fo:text-align="start" style:justify-single-word="false"/>
      <style:text-properties fo:color="#000000" fo:font-size="15pt" fo:font-weight="normal" officeooo:rsid="00b485ad" officeooo:paragraph-rsid="00b485ad" style:font-size-asian="15pt" style:font-weight-asian="normal" style:font-size-complex="15pt" style:font-weight-complex="normal"/>
    </style:style>
    <style:style style:name="P109" style:family="paragraph" style:parent-style-name="Standard" style:list-style-name="L17">
      <style:paragraph-properties fo:text-align="start" style:justify-single-word="false"/>
      <style:text-properties fo:color="#000000" fo:font-size="15pt" fo:font-weight="normal" officeooo:rsid="00b485ad" officeooo:paragraph-rsid="00c2b7ff" style:font-size-asian="15pt" style:font-weight-asian="normal" style:font-size-complex="15pt" style:font-weight-complex="normal"/>
    </style:style>
    <style:style style:name="P110" style:family="paragraph" style:parent-style-name="Standard" style:list-style-name="L18">
      <style:paragraph-properties fo:text-align="start" style:justify-single-word="false"/>
      <style:text-properties fo:color="#000000" fo:font-size="15pt" fo:font-weight="normal" officeooo:rsid="00b485ad" officeooo:paragraph-rsid="00c4309e" style:font-size-asian="15pt" style:font-weight-asian="normal" style:font-size-complex="15pt" style:font-weight-complex="normal"/>
    </style:style>
    <style:style style:name="P111" style:family="paragraph" style:parent-style-name="Standard" style:list-style-name="L20">
      <style:paragraph-properties fo:text-align="start" style:justify-single-word="false"/>
      <style:text-properties fo:color="#000000" fo:font-size="15pt" fo:font-weight="normal" officeooo:rsid="00b485ad" officeooo:paragraph-rsid="00cefa0e" style:font-size-asian="15pt" style:font-weight-asian="normal" style:font-size-complex="15pt" style:font-weight-complex="normal"/>
    </style:style>
    <style:style style:name="P112" style:family="paragraph" style:parent-style-name="Standard" style:list-style-name="L16">
      <style:paragraph-properties fo:text-align="start" style:justify-single-word="false"/>
      <style:text-properties fo:color="#000000" fo:font-size="15pt" fo:font-weight="normal" officeooo:rsid="00b67cdb" officeooo:paragraph-rsid="00b67cdb" style:font-size-asian="15pt" style:font-weight-asian="normal" style:font-size-complex="15pt" style:font-weight-complex="normal"/>
    </style:style>
    <style:style style:name="P113" style:family="paragraph" style:parent-style-name="Standard" style:list-style-name="L21">
      <style:paragraph-properties fo:text-align="start" style:justify-single-word="false"/>
      <style:text-properties fo:color="#000000" fo:font-size="15pt" fo:font-weight="normal" officeooo:rsid="00b67cdb" officeooo:paragraph-rsid="00d2bdec" style:font-size-asian="15pt" style:font-weight-asian="normal" style:font-size-complex="15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fo:font-size="15pt" fo:font-weight="normal" officeooo:rsid="00ba1c62" officeooo:paragraph-rsid="00ba1c62" style:font-size-asian="15pt" style:font-weight-asian="normal" style:font-size-complex="15pt" style:font-weight-complex="normal"/>
    </style:style>
    <style:style style:name="P115" style:family="paragraph" style:parent-style-name="Standard" style:list-style-name="L19">
      <style:paragraph-properties fo:text-align="start" style:justify-single-word="false"/>
      <style:text-properties fo:color="#000000" fo:font-size="15pt" fo:font-weight="normal" officeooo:rsid="00c8b14a" officeooo:paragraph-rsid="00c8b14a" style:font-size-asian="15pt" style:font-weight-asian="normal" style:font-size-complex="15pt" style:font-weight-complex="normal"/>
    </style:style>
    <style:style style:name="P116" style:family="paragraph" style:parent-style-name="Standard" style:list-style-name="L19">
      <style:paragraph-properties fo:text-align="start" style:justify-single-word="false"/>
      <style:text-properties fo:color="#000000" fo:font-size="15pt" fo:font-weight="normal" officeooo:rsid="00c8b14a" officeooo:paragraph-rsid="01acc7bc" style:font-size-asian="15pt" style:font-weight-asian="normal" style:font-size-complex="15pt" style:font-weight-complex="normal"/>
    </style:style>
    <style:style style:name="P117" style:family="paragraph" style:parent-style-name="Standard" style:list-style-name="L19">
      <style:paragraph-properties fo:text-align="start" style:justify-single-word="false"/>
      <style:text-properties fo:color="#000000" fo:font-size="15pt" fo:font-weight="normal" officeooo:rsid="00cc2b4f" officeooo:paragraph-rsid="00cc2b4f" style:font-size-asian="15pt" style:font-weight-asian="normal" style:font-size-complex="15pt" style:font-weight-complex="normal"/>
    </style:style>
    <style:style style:name="P118" style:family="paragraph" style:parent-style-name="Standard" style:list-style-name="L21">
      <style:paragraph-properties fo:text-align="start" style:justify-single-word="false"/>
      <style:text-properties fo:color="#000000" fo:font-size="15pt" fo:font-weight="normal" officeooo:rsid="00549d6b" officeooo:paragraph-rsid="00d2bdec" style:font-size-asian="15pt" style:font-weight-asian="normal" style:font-size-complex="15pt" style:font-weight-complex="normal"/>
    </style:style>
    <style:style style:name="P119" style:family="paragraph" style:parent-style-name="Standard" style:list-style-name="L22">
      <style:paragraph-properties fo:text-align="start" style:justify-single-word="false"/>
      <style:text-properties fo:color="#000000" fo:font-size="15pt" fo:font-weight="normal" officeooo:rsid="00d95e17" officeooo:paragraph-rsid="00d95e17" style:font-size-asian="15pt" style:font-weight-asian="normal" style:font-size-complex="15pt" style:font-weight-complex="normal"/>
    </style:style>
    <style:style style:name="P120" style:family="paragraph" style:parent-style-name="Standard" style:list-style-name="L22">
      <style:paragraph-properties fo:text-align="start" style:justify-single-word="false"/>
      <style:text-properties fo:color="#000000" fo:font-size="15pt" fo:font-weight="normal" officeooo:rsid="00dca8a6" officeooo:paragraph-rsid="00dca8a6" style:font-size-asian="15pt" style:font-weight-asian="normal" style:font-size-complex="15pt" style:font-weight-complex="normal"/>
    </style:style>
    <style:style style:name="P121" style:family="paragraph" style:parent-style-name="Standard" style:list-style-name="L22">
      <style:paragraph-properties fo:text-align="start" style:justify-single-word="false"/>
      <style:text-properties fo:color="#000000" fo:font-size="15pt" fo:font-weight="normal" officeooo:rsid="01095ecf" officeooo:paragraph-rsid="01095ecf" style:font-size-asian="15pt" style:font-weight-asian="normal" style:font-size-complex="15pt" style:font-weight-complex="normal"/>
    </style:style>
    <style:style style:name="P122" style:family="paragraph" style:parent-style-name="Standard" style:list-style-name="L24">
      <style:paragraph-properties fo:text-align="start" style:justify-single-word="false"/>
      <style:text-properties fo:color="#000000" fo:font-size="15pt" fo:font-weight="normal" officeooo:rsid="00e71c4e" officeooo:paragraph-rsid="00e71c4e" style:font-size-asian="15pt" style:font-weight-asian="normal" style:font-size-complex="15pt" style:font-weight-complex="normal"/>
    </style:style>
    <style:style style:name="P123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11fc54" officeooo:paragraph-rsid="0111fc54" style:font-size-asian="15pt" style:font-weight-asian="normal" style:font-size-complex="15pt" style:font-weight-complex="normal"/>
    </style:style>
    <style:style style:name="P124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124564" officeooo:paragraph-rsid="01124564" style:font-size-asian="15pt" style:font-weight-asian="normal" style:font-size-complex="15pt" style:font-weight-complex="normal"/>
    </style:style>
    <style:style style:name="P125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1afcc9" officeooo:paragraph-rsid="011afcc9" style:font-size-asian="15pt" style:font-weight-asian="normal" style:font-size-complex="15pt" style:font-weight-complex="normal"/>
    </style:style>
    <style:style style:name="P126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1afcc9" officeooo:paragraph-rsid="01207603" style:font-size-asian="15pt" style:font-weight-asian="normal" style:font-size-complex="15pt" style:font-weight-complex="normal"/>
    </style:style>
    <style:style style:name="P127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2661a" officeooo:paragraph-rsid="0122661a" style:font-size-asian="15pt" style:font-weight-asian="normal" style:font-size-complex="15pt" style:font-weight-complex="normal"/>
    </style:style>
    <style:style style:name="P128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7e5d3" officeooo:paragraph-rsid="0127e5d3" style:font-size-asian="15pt" style:font-weight-asian="normal" style:font-size-complex="15pt" style:font-weight-complex="normal"/>
    </style:style>
    <style:style style:name="P129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3ff9e" officeooo:paragraph-rsid="0123ff9e" style:font-size-asian="15pt" style:font-weight-asian="normal" style:font-size-complex="15pt" style:font-weight-complex="normal"/>
    </style:style>
    <style:style style:name="P130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3ce79" officeooo:paragraph-rsid="0123ce79" style:font-size-asian="15pt" style:font-weight-asian="normal" style:font-size-complex="15pt" style:font-weight-complex="normal"/>
    </style:style>
    <style:style style:name="P131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9b7ec" officeooo:paragraph-rsid="0129b7ec" style:font-size-asian="15pt" style:font-weight-asian="normal" style:font-size-complex="15pt" style:font-weight-complex="normal"/>
    </style:style>
    <style:style style:name="P132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a52bb" officeooo:paragraph-rsid="012a52bb" style:font-size-asian="15pt" style:font-weight-asian="normal" style:font-size-complex="15pt" style:font-weight-complex="normal"/>
    </style:style>
    <style:style style:name="P133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d9706" officeooo:paragraph-rsid="012d9706" style:font-size-asian="15pt" style:font-weight-asian="normal" style:font-size-complex="15pt" style:font-weight-complex="normal"/>
    </style:style>
    <style:style style:name="P134" style:family="paragraph" style:parent-style-name="Standard">
      <style:paragraph-properties fo:text-align="center" style:justify-single-word="false"/>
      <style:text-properties fo:color="#000000" fo:font-size="15pt" fo:font-weight="normal" officeooo:rsid="0015ce39" officeooo:paragraph-rsid="01b2b552" style:font-size-asian="15pt" style:font-weight-asian="normal" style:font-size-complex="15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ize="15pt" fo:font-weight="normal" officeooo:rsid="0200f539" officeooo:paragraph-rsid="0200f539" style:font-size-asian="15pt" style:font-weight-asian="normal" style:font-size-complex="15pt" style:font-weight-complex="normal"/>
    </style:style>
    <style:style style:name="P136" style:family="paragraph" style:parent-style-name="Standard" style:list-style-name="L30">
      <style:paragraph-properties fo:text-align="start" style:justify-single-word="false"/>
      <style:text-properties fo:color="#000000" fo:font-size="15pt" fo:font-weight="normal" officeooo:rsid="02044004" officeooo:paragraph-rsid="02044004" style:font-size-asian="15pt" style:font-weight-asian="normal" style:font-size-complex="15pt" style:font-weight-complex="normal"/>
    </style:style>
    <style:style style:name="P137" style:family="paragraph" style:parent-style-name="Standard" style:list-style-name="L30">
      <style:paragraph-properties fo:text-align="start" style:justify-single-word="false"/>
      <style:text-properties fo:color="#000000" fo:font-size="15pt" fo:font-weight="normal" officeooo:rsid="02049f72" officeooo:paragraph-rsid="02049f72" style:font-size-asian="15pt" style:font-weight-asian="normal" style:font-size-complex="15pt" style:font-weight-complex="normal"/>
    </style:style>
    <style:style style:name="P138" style:family="paragraph" style:parent-style-name="Standard" style:list-style-name="L30">
      <style:paragraph-properties fo:text-align="start" style:justify-single-word="false"/>
      <style:text-properties fo:color="#000000" fo:font-size="15pt" fo:font-weight="normal" officeooo:rsid="0205fc33" officeooo:paragraph-rsid="0205fc33" style:font-size-asian="15pt" style:font-weight-asian="normal" style:font-size-complex="15pt" style:font-weight-complex="normal"/>
    </style:style>
    <style:style style:name="P139" style:family="paragraph" style:parent-style-name="Standard" style:list-style-name="L30">
      <style:paragraph-properties fo:text-align="start" style:justify-single-word="false"/>
      <style:text-properties fo:color="#000000" fo:font-size="15pt" fo:font-weight="normal" officeooo:rsid="0206ed88" officeooo:paragraph-rsid="0206ed88" style:font-size-asian="15pt" style:font-weight-asian="normal" style:font-size-complex="15pt" style:font-weight-complex="normal"/>
    </style:style>
    <style:style style:name="P140" style:family="paragraph" style:parent-style-name="Standard" style:list-style-name="L30">
      <style:paragraph-properties fo:text-align="start" style:justify-single-word="false"/>
      <style:text-properties fo:color="#000000" fo:font-size="15pt" fo:font-weight="normal" officeooo:rsid="0208080f" officeooo:paragraph-rsid="0208080f" style:font-size-asian="15pt" style:font-weight-asian="normal" style:font-size-complex="15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ize="15pt" fo:font-weight="normal" officeooo:rsid="0208080f" officeooo:paragraph-rsid="0208080f" style:font-size-asian="15pt" style:font-weight-asian="normal" style:font-size-complex="15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fo:color="#000000" fo:font-size="15pt" fo:font-weight="normal" officeooo:rsid="01484702" officeooo:paragraph-rsid="01484702" fo:background-color="transparent" style:font-size-asian="15pt" style:font-weight-asian="normal" style:font-size-complex="15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fo:color="#000000" fo:font-size="15pt" fo:font-weight="normal" officeooo:rsid="0149fba7" officeooo:paragraph-rsid="0149fba7" fo:background-color="transparent" style:font-size-asian="15pt" style:font-weight-asian="normal" style:font-size-complex="15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fo:color="#000000" fo:font-size="15pt" fo:font-weight="normal" officeooo:rsid="014a1672" officeooo:paragraph-rsid="014a1672" fo:background-color="transparent" style:font-size-asian="15pt" style:font-weight-asian="normal" style:font-size-complex="15pt" style:font-weight-complex="normal"/>
    </style:style>
    <style:style style:name="P145" style:family="paragraph" style:parent-style-name="Standard" style:list-style-name="L8">
      <style:paragraph-properties fo:text-align="start" style:justify-single-word="false"/>
      <style:text-properties fo:color="#000000" fo:font-size="15pt" fo:font-weight="normal" officeooo:rsid="0057b3b5" officeooo:paragraph-rsid="0057b3b5" fo:background-color="transparent" style:font-size-asian="15pt" style:font-weight-asian="normal" style:font-size-complex="15pt" style:font-weight-complex="normal"/>
    </style:style>
    <style:style style:name="P146" style:family="paragraph" style:parent-style-name="Standard" style:list-style-name="L8">
      <style:paragraph-properties fo:text-align="start" style:justify-single-word="false"/>
      <style:text-properties fo:color="#000000" fo:font-size="15pt" fo:font-weight="normal" officeooo:rsid="00595b5e" officeooo:paragraph-rsid="00595b5e" fo:background-color="transparent" style:font-size-asian="15pt" style:font-weight-asian="normal" style:font-size-complex="15pt" style:font-weight-complex="normal"/>
    </style:style>
    <style:style style:name="P147" style:family="paragraph" style:parent-style-name="Standard" style:list-style-name="L9">
      <style:paragraph-properties fo:text-align="start" style:justify-single-word="false"/>
      <style:text-properties fo:color="#000000" fo:font-size="15pt" fo:font-weight="normal" officeooo:rsid="005ef4a3" officeooo:paragraph-rsid="005ef4a3" fo:background-color="transparent" style:font-size-asian="15pt" style:font-weight-asian="normal" style:font-size-complex="15pt" style:font-weight-complex="normal"/>
    </style:style>
    <style:style style:name="P148" style:family="paragraph" style:parent-style-name="Standard" style:list-style-name="L9">
      <style:paragraph-properties fo:text-align="start" style:justify-single-word="false"/>
      <style:text-properties fo:color="#000000" fo:font-size="15pt" fo:font-weight="normal" officeooo:rsid="00641bc4" officeooo:paragraph-rsid="00641bc4" fo:background-color="transparent" style:font-size-asian="15pt" style:font-weight-asian="normal" style:font-size-complex="15pt" style:font-weight-complex="normal"/>
    </style:style>
    <style:style style:name="P149" style:family="paragraph" style:parent-style-name="Standard" style:list-style-name="L9">
      <style:paragraph-properties fo:text-align="start" style:justify-single-word="false"/>
      <style:text-properties fo:color="#000000" fo:font-size="15pt" fo:font-weight="normal" officeooo:rsid="005f6063" officeooo:paragraph-rsid="005f6063" fo:background-color="transparent" style:font-size-asian="15pt" style:font-weight-asian="normal" style:font-size-complex="15pt" style:font-weight-complex="normal"/>
    </style:style>
    <style:style style:name="P150" style:family="paragraph" style:parent-style-name="Standard" style:list-style-name="L12">
      <style:paragraph-properties fo:text-align="start" style:justify-single-word="false"/>
      <style:text-properties fo:color="#000000" fo:font-size="15pt" fo:font-weight="normal" officeooo:rsid="00a8f3a2" officeooo:paragraph-rsid="00a8f3a2" fo:background-color="transparent" style:font-size-asian="15pt" style:font-weight-asian="normal" style:font-size-complex="15pt" style:font-weight-complex="normal"/>
    </style:style>
    <style:style style:name="P151" style:family="paragraph" style:parent-style-name="Standard" style:list-style-name="L12">
      <style:paragraph-properties fo:text-align="start" style:justify-single-word="false"/>
      <style:text-properties fo:color="#000000" fo:font-size="15pt" fo:font-weight="normal" officeooo:rsid="00a91fd0" officeooo:paragraph-rsid="00a91fd0" fo:background-color="transparent" style:font-size-asian="15pt" style:font-weight-asian="normal" style:font-size-complex="15pt" style:font-weight-complex="normal"/>
    </style:style>
    <style:style style:name="P152" style:family="paragraph" style:parent-style-name="Standard" style:list-style-name="L14">
      <style:paragraph-properties fo:text-align="start" style:justify-single-word="false"/>
      <style:text-properties fo:color="#000000" fo:font-size="15pt" fo:font-weight="normal" officeooo:rsid="00b47fb7" officeooo:paragraph-rsid="00b47fb7" fo:background-color="transparent" style:font-size-asian="15pt" style:font-weight-asian="normal" style:font-size-complex="15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fo:font-size="15pt" fo:font-weight="normal" officeooo:rsid="0055d5a2" officeooo:paragraph-rsid="01fc2276" fo:background-color="#fff200" style:font-size-asian="15pt" style:font-weight-asian="normal" style:font-size-complex="15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ize="15pt" fo:font-weight="normal" officeooo:rsid="007de714" officeooo:paragraph-rsid="01fa940a" fo:background-color="#fff200" style:font-size-asian="15pt" style:font-weight-asian="normal" style:font-size-complex="15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fo:font-size="15pt" fo:font-weight="normal" officeooo:rsid="0077be58" officeooo:paragraph-rsid="01fa940a" fo:background-color="#fff200" style:font-size-asian="15pt" style:font-weight-asian="normal" style:font-size-complex="15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fo:font-size="15pt" fo:font-weight="normal" officeooo:rsid="0077be58" officeooo:paragraph-rsid="01f51c54" fo:background-color="#fff200" style:font-size-asian="15pt" style:font-weight-asian="normal" style:font-size-complex="15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fo:font-size="15pt" fo:font-weight="normal" officeooo:rsid="00edd2ea" officeooo:paragraph-rsid="01f86f5e" fo:background-color="#fff200" style:font-size-asian="15pt" style:font-weight-asian="normal" style:font-size-complex="15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fo:font-size="15pt" fo:font-weight="normal" officeooo:rsid="00edd2ea" officeooo:paragraph-rsid="01f61ebf" fo:background-color="#fff200" style:font-size-asian="15pt" style:font-weight-asian="normal" style:font-size-complex="15pt" style:font-weight-complex="normal"/>
    </style:style>
    <style:style style:name="P159" style:family="paragraph" style:parent-style-name="Standard" style:list-style-name="L23">
      <style:paragraph-properties fo:text-align="start" style:justify-single-word="false"/>
      <style:text-properties fo:color="#000000" fo:font-size="15pt" fo:font-weight="normal" officeooo:rsid="00f77b33" officeooo:paragraph-rsid="00f77b33" fo:background-color="#fff200" style:font-size-asian="15pt" style:font-weight-asian="normal" style:font-size-complex="15pt" style:font-weight-complex="normal"/>
    </style:style>
    <style:style style:name="P160" style:family="paragraph" style:parent-style-name="Standard" style:list-style-name="L3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61" style:family="paragraph" style:parent-style-name="Standard" style:list-style-name="L4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62" style:family="paragraph" style:parent-style-name="Standard" style:list-style-name="L7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63" style:family="paragraph" style:parent-style-name="Standard" style:list-style-name="L8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64" style:family="paragraph" style:parent-style-name="Standard" style:list-style-name="L9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65" style:family="paragraph" style:parent-style-name="Standard" style:list-style-name="L12">
      <style:paragraph-properties fo:text-align="start" style:justify-single-word="false"/>
      <style:text-properties fo:color="#000000" fo:font-size="15pt" fo:font-weight="bold" officeooo:rsid="00a8f3a2" officeooo:paragraph-rsid="00a8f3a2" style:font-size-asian="15pt" style:font-weight-asian="bold" style:font-size-complex="15pt" style:font-weight-complex="bold"/>
    </style:style>
    <style:style style:name="P166" style:family="paragraph" style:parent-style-name="Standard" style:list-style-name="L5">
      <style:paragraph-properties fo:text-align="start" style:justify-single-word="false"/>
      <style:text-properties fo:color="#000000" fo:font-size="15pt" fo:font-weight="bold" officeooo:rsid="019d8862" officeooo:paragraph-rsid="019efb91" style:font-size-asian="15pt" style:font-weight-asian="bold" style:font-size-complex="15pt" style:font-weight-complex="bold"/>
    </style:style>
    <style:style style:name="P167" style:family="paragraph" style:parent-style-name="Standard" style:list-style-name="L6">
      <style:paragraph-properties fo:text-align="start" style:justify-single-word="false"/>
      <style:text-properties fo:color="#000000" fo:font-size="15pt" fo:font-weight="bold" officeooo:rsid="01a57c09" officeooo:paragraph-rsid="01a57c09" style:font-size-asian="15pt" style:font-weight-asian="bold" style:font-size-complex="15pt" style:font-weight-complex="bold"/>
    </style:style>
    <style:style style:name="P168" style:family="paragraph" style:parent-style-name="Standard" style:list-style-name="L8">
      <style:paragraph-properties fo:text-align="start" style:justify-single-word="false"/>
      <style:text-properties fo:color="#000000" fo:font-size="15pt" fo:font-weight="bold" officeooo:rsid="0055d5a2" officeooo:paragraph-rsid="0055d5a2" style:font-size-asian="15pt" style:font-weight-asian="bold" style:font-size-complex="15pt" style:font-weight-complex="bold"/>
    </style:style>
    <style:style style:name="P169" style:family="paragraph" style:parent-style-name="Standard" style:list-style-name="L9">
      <style:paragraph-properties fo:text-align="start" style:justify-single-word="false"/>
      <style:text-properties fo:color="#000000" fo:font-size="15pt" fo:font-weight="bold" officeooo:rsid="005ef4a3" officeooo:paragraph-rsid="005ef4a3" style:font-size-asian="15pt" style:font-weight-asian="bold" style:font-size-complex="15pt" style:font-weight-complex="bold"/>
    </style:style>
    <style:style style:name="P170" style:family="paragraph" style:parent-style-name="Standard" style:list-style-name="L9">
      <style:paragraph-properties fo:text-align="start" style:justify-single-word="false"/>
      <style:text-properties fo:color="#000000" fo:font-size="15pt" fo:font-weight="bold" officeooo:rsid="0060d8ce" officeooo:paragraph-rsid="0060d8ce" style:font-size-asian="15pt" style:font-weight-asian="bold" style:font-size-complex="15pt" style:font-weight-complex="bold"/>
    </style:style>
    <style:style style:name="P171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6fbd1c" officeooo:paragraph-rsid="006fbd1c" style:font-size-asian="15pt" style:font-weight-asian="bold" style:font-size-complex="15pt" style:font-weight-complex="bold"/>
    </style:style>
    <style:style style:name="P172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722415" officeooo:paragraph-rsid="01f083a4" style:font-size-asian="15pt" style:font-weight-asian="bold" style:font-size-complex="15pt" style:font-weight-complex="bold"/>
    </style:style>
    <style:style style:name="P173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761591" officeooo:paragraph-rsid="00761591" style:font-size-asian="15pt" style:font-weight-asian="bold" style:font-size-complex="15pt" style:font-weight-complex="bold"/>
    </style:style>
    <style:style style:name="P174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77be58" officeooo:paragraph-rsid="0077be58" style:font-size-asian="15pt" style:font-weight-asian="bold" style:font-size-complex="15pt" style:font-weight-complex="bold"/>
    </style:style>
    <style:style style:name="P175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7de714" officeooo:paragraph-rsid="007de714" style:font-size-asian="15pt" style:font-weight-asian="bold" style:font-size-complex="15pt" style:font-weight-complex="bold"/>
    </style:style>
    <style:style style:name="P176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8d142a" officeooo:paragraph-rsid="008d142a" style:font-size-asian="15pt" style:font-weight-asian="bold" style:font-size-complex="15pt" style:font-weight-complex="bold"/>
    </style:style>
    <style:style style:name="P177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8d142a" officeooo:paragraph-rsid="00a33c75" style:font-size-asian="15pt" style:font-weight-asian="bold" style:font-size-complex="15pt" style:font-weight-complex="bold"/>
    </style:style>
    <style:style style:name="P178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9141e9" officeooo:paragraph-rsid="009141e9" style:font-size-asian="15pt" style:font-weight-asian="bold" style:font-size-complex="15pt" style:font-weight-complex="bold"/>
    </style:style>
    <style:style style:name="P179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9141e9" officeooo:paragraph-rsid="00a33c75" style:font-size-asian="15pt" style:font-weight-asian="bold" style:font-size-complex="15pt" style:font-weight-complex="bold"/>
    </style:style>
    <style:style style:name="P180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92bb45" officeooo:paragraph-rsid="0092bb45" style:font-size-asian="15pt" style:font-weight-asian="bold" style:font-size-complex="15pt" style:font-weight-complex="bold"/>
    </style:style>
    <style:style style:name="P181" style:family="paragraph" style:parent-style-name="Standard" style:list-style-name="L13">
      <style:paragraph-properties fo:text-align="start" style:justify-single-word="false"/>
      <style:text-properties fo:color="#000000" fo:font-size="15pt" fo:font-weight="bold" officeooo:rsid="00af8576" officeooo:paragraph-rsid="00af8576" style:font-size-asian="15pt" style:font-weight-asian="bold" style:font-size-complex="15pt" style:font-weight-complex="bold"/>
    </style:style>
    <style:style style:name="P182" style:family="paragraph" style:parent-style-name="Standard" style:list-style-name="L13">
      <style:paragraph-properties fo:text-align="start" style:justify-single-word="false"/>
      <style:text-properties fo:color="#000000" fo:font-size="15pt" fo:font-weight="bold" officeooo:rsid="00b00eba" officeooo:paragraph-rsid="00b00eba" style:font-size-asian="15pt" style:font-weight-asian="bold" style:font-size-complex="15pt" style:font-weight-complex="bold"/>
    </style:style>
    <style:style style:name="P183" style:family="paragraph" style:parent-style-name="Standard" style:list-style-name="L14">
      <style:paragraph-properties fo:text-align="start" style:justify-single-word="false"/>
      <style:text-properties fo:color="#000000" fo:font-size="15pt" fo:font-weight="bold" officeooo:rsid="00b47fb7" officeooo:paragraph-rsid="00b47fb7" style:font-size-asian="15pt" style:font-weight-asian="bold" style:font-size-complex="15pt" style:font-weight-complex="bold"/>
    </style:style>
    <style:style style:name="P184" style:family="paragraph" style:parent-style-name="Standard" style:list-style-name="L15">
      <style:paragraph-properties fo:text-align="start" style:justify-single-word="false"/>
      <style:text-properties fo:color="#000000" fo:font-size="15pt" fo:font-weight="bold" officeooo:rsid="00b485ad" officeooo:paragraph-rsid="00b485ad" style:font-size-asian="15pt" style:font-weight-asian="bold" style:font-size-complex="15pt" style:font-weight-complex="bold"/>
    </style:style>
    <style:style style:name="P185" style:family="paragraph" style:parent-style-name="Standard" style:list-style-name="L16">
      <style:paragraph-properties fo:text-align="start" style:justify-single-word="false"/>
      <style:text-properties fo:color="#000000" fo:font-size="15pt" fo:font-weight="bold" officeooo:rsid="01506ab9" officeooo:paragraph-rsid="0157375d" style:font-size-asian="15pt" style:font-weight-asian="bold" style:font-size-complex="15pt" style:font-weight-complex="bold"/>
    </style:style>
    <style:style style:name="P186" style:family="paragraph" style:parent-style-name="Standard" style:list-style-name="L21">
      <style:paragraph-properties fo:text-align="start" style:justify-single-word="false"/>
      <style:text-properties fo:color="#000000" fo:font-size="15pt" fo:font-weight="bold" officeooo:rsid="00ba1c62" officeooo:paragraph-rsid="00d2bdec" style:font-size-asian="15pt" style:font-weight-asian="bold" style:font-size-complex="15pt" style:font-weight-complex="bold"/>
    </style:style>
    <style:style style:name="P187" style:family="paragraph" style:parent-style-name="Standard" style:list-style-name="L21">
      <style:paragraph-properties fo:text-align="start" style:justify-single-word="false"/>
      <style:text-properties fo:color="#000000" fo:font-size="15pt" fo:font-weight="bold" officeooo:rsid="0167579f" officeooo:paragraph-rsid="0167579f" style:font-size-asian="15pt" style:font-weight-asian="bold" style:font-size-complex="15pt" style:font-weight-complex="bold"/>
    </style:style>
    <style:style style:name="P188" style:family="paragraph" style:parent-style-name="Standard" style:list-style-name="L21">
      <style:paragraph-properties fo:text-align="start" style:justify-single-word="false"/>
      <style:text-properties fo:color="#000000" fo:font-size="15pt" fo:font-weight="bold" officeooo:rsid="016882ee" officeooo:paragraph-rsid="016882ee" style:font-size-asian="15pt" style:font-weight-asian="bold" style:font-size-complex="15pt" style:font-weight-complex="bold"/>
    </style:style>
    <style:style style:name="P189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10f66f8" officeooo:paragraph-rsid="010f66f8" style:font-size-asian="15pt" style:font-weight-asian="bold" style:font-size-complex="15pt" style:font-weight-complex="bold"/>
    </style:style>
    <style:style style:name="P190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0dca8a6" officeooo:paragraph-rsid="00dca8a6" style:font-size-asian="15pt" style:font-weight-asian="bold" style:font-size-complex="15pt" style:font-weight-complex="bold"/>
    </style:style>
    <style:style style:name="P191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0e07ede" officeooo:paragraph-rsid="00e07ede" style:font-size-asian="15pt" style:font-weight-asian="bold" style:font-size-complex="15pt" style:font-weight-complex="bold"/>
    </style:style>
    <style:style style:name="P192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0edd2ea" officeooo:paragraph-rsid="00edd2ea" style:font-size-asian="15pt" style:font-weight-asian="bold" style:font-size-complex="15pt" style:font-weight-complex="bold"/>
    </style:style>
    <style:style style:name="P193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0f4834f" officeooo:paragraph-rsid="00f4834f" style:font-size-asian="15pt" style:font-weight-asian="bold" style:font-size-complex="15pt" style:font-weight-complex="bold"/>
    </style:style>
    <style:style style:name="P194" style:family="paragraph" style:parent-style-name="Standard" style:list-style-name="L24">
      <style:paragraph-properties fo:text-align="start" style:justify-single-word="false"/>
      <style:text-properties fo:color="#000000" fo:font-size="15pt" fo:font-weight="bold" officeooo:rsid="00e780ee" officeooo:paragraph-rsid="00e780ee" style:font-size-asian="15pt" style:font-weight-asian="bold" style:font-size-complex="15pt" style:font-weight-complex="bold"/>
    </style:style>
    <style:style style:name="P195" style:family="paragraph" style:parent-style-name="Standard" style:list-style-name="L25">
      <style:paragraph-properties fo:text-align="start" style:justify-single-word="false"/>
      <style:text-properties fo:color="#000000" fo:font-size="15pt" fo:font-weight="bold" officeooo:rsid="010a8415" officeooo:paragraph-rsid="010a8415" style:font-size-asian="15pt" style:font-weight-asian="bold" style:font-size-complex="15pt" style:font-weight-complex="bold"/>
    </style:style>
    <style:style style:name="P196" style:family="paragraph" style:parent-style-name="Standard" style:list-style-name="L25">
      <style:paragraph-properties fo:text-align="start" style:justify-single-word="false"/>
      <style:text-properties fo:color="#000000" fo:font-size="15pt" fo:font-weight="bold" officeooo:rsid="010d1c2d" officeooo:paragraph-rsid="010d1c2d" style:font-size-asian="15pt" style:font-weight-asian="bold" style:font-size-complex="15pt" style:font-weight-complex="bold"/>
    </style:style>
    <style:style style:name="P197" style:family="paragraph" style:parent-style-name="Standard" style:list-style-name="L10">
      <style:paragraph-properties fo:text-align="start" style:justify-single-word="false"/>
      <style:text-properties fo:color="#000000" officeooo:rsid="00884a46" officeooo:paragraph-rsid="00884a46"/>
    </style:style>
    <style:style style:name="P198" style:family="paragraph" style:parent-style-name="Standard" style:list-style-name="L17">
      <style:paragraph-properties fo:text-align="start" style:justify-single-word="false"/>
      <style:text-properties fo:color="#000000" officeooo:paragraph-rsid="00c2b7ff"/>
    </style:style>
    <style:style style:name="P199" style:family="paragraph" style:parent-style-name="Standard" style:list-style-name="L18">
      <style:paragraph-properties fo:text-align="start" style:justify-single-word="false"/>
      <style:text-properties fo:color="#000000" officeooo:paragraph-rsid="00c4309e"/>
    </style:style>
    <style:style style:name="P200" style:family="paragraph" style:parent-style-name="Standard">
      <style:paragraph-properties fo:text-align="center" style:justify-single-word="false"/>
      <style:text-properties fo:color="#000000" fo:font-size="20pt" officeooo:rsid="0015ce39" officeooo:paragraph-rsid="01e4fb7c" style:font-size-asian="20pt" style:font-size-complex="20pt"/>
    </style:style>
    <style:style style:name="P201" style:family="paragraph" style:parent-style-name="Standard" style:list-style-name="L20">
      <style:paragraph-properties fo:text-align="start" style:justify-single-word="false"/>
      <style:text-properties officeooo:paragraph-rsid="00cefa0e"/>
    </style:style>
    <style:style style:name="P202" style:family="paragraph" style:parent-style-name="Standard" style:list-style-name="L11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bold" officeooo:rsid="0092bb45" officeooo:paragraph-rsid="00a33c75" style:font-size-asian="15pt" style:font-weight-asian="bold" style:font-size-complex="15pt" style:font-weight-complex="bold"/>
    </style:style>
    <style:style style:name="P203" style:family="paragraph" style:parent-style-name="Standard" style:list-style-name="L13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b3e9b3" officeooo:paragraph-rsid="00b3e9b3" fo:background-color="transparent" style:font-size-asian="15pt" style:font-weight-asian="normal" style:font-size-complex="15pt" style:font-weight-complex="normal"/>
    </style:style>
    <style:style style:name="P20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167579f" officeooo:paragraph-rsid="01f99b90" fo:background-color="#fff200" style:font-size-asian="15pt" style:font-weight-asian="normal" style:font-size-complex="15pt" style:font-weight-complex="normal"/>
    </style:style>
    <style:style style:name="P20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1707e2a" officeooo:paragraph-rsid="01f5cc4b" fo:background-color="#fff200" style:font-size-asian="15pt" style:font-weight-asian="normal" style:font-size-complex="15pt" style:font-weight-complex="normal"/>
    </style:style>
    <style:style style:name="P206" style:family="paragraph" style:parent-style-name="Standard" style:list-style-name="L23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77b33" officeooo:paragraph-rsid="00f77b33" fo:background-color="#fff200" style:font-size-asian="15pt" style:font-weight-asian="normal" style:font-size-complex="15pt" style:font-weight-complex="normal"/>
    </style:style>
    <style:style style:name="P207" style:family="paragraph" style:parent-style-name="Standard" style:list-style-name="L17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officeooo:paragraph-rsid="00c2b7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b4c9" style:font-weight-asian="normal" style:font-weight-complex="normal"/>
    </style:style>
    <style:style style:name="T3" style:family="text">
      <style:text-properties fo:font-weight="normal" officeooo:rsid="00275fa1" style:font-weight-asian="normal" style:font-weight-complex="normal"/>
    </style:style>
    <style:style style:name="T4" style:family="text">
      <style:text-properties fo:font-weight="normal" officeooo:rsid="0047720f" style:font-weight-asian="normal" style:font-weight-complex="normal"/>
    </style:style>
    <style:style style:name="T5" style:family="text">
      <style:text-properties fo:font-weight="normal" officeooo:rsid="004ec528" style:font-weight-asian="normal" style:font-weight-complex="normal"/>
    </style:style>
    <style:style style:name="T6" style:family="text">
      <style:text-properties fo:font-weight="normal" officeooo:rsid="0052f506" style:font-weight-asian="normal" style:font-weight-complex="normal"/>
    </style:style>
    <style:style style:name="T7" style:family="text">
      <style:text-properties fo:font-weight="normal" officeooo:rsid="00549d6b" style:font-weight-asian="normal" style:font-weight-complex="normal"/>
    </style:style>
    <style:style style:name="T8" style:family="text">
      <style:text-properties fo:font-weight="normal" officeooo:rsid="00b485ad" style:font-weight-asian="normal" style:font-weight-complex="normal"/>
    </style:style>
    <style:style style:name="T9" style:family="text">
      <style:text-properties fo:font-weight="normal" officeooo:rsid="00b5c0f0" style:font-weight-asian="normal" style:font-weight-complex="normal"/>
    </style:style>
    <style:style style:name="T10" style:family="text">
      <style:text-properties fo:font-weight="normal" officeooo:rsid="00ba1c62" style:font-weight-asian="normal" style:font-weight-complex="normal"/>
    </style:style>
    <style:style style:name="T11" style:family="text">
      <style:text-properties fo:font-weight="normal" officeooo:rsid="00c4309e" style:font-weight-asian="normal" style:font-weight-complex="normal"/>
    </style:style>
    <style:style style:name="T12" style:family="text">
      <style:text-properties fo:font-weight="normal" officeooo:rsid="00c4cd0a" style:font-weight-asian="normal" style:font-weight-complex="normal"/>
    </style:style>
    <style:style style:name="T13" style:family="text">
      <style:text-properties fo:font-weight="normal" officeooo:rsid="00b47fb7" style:font-weight-asian="normal" style:font-weight-complex="normal"/>
    </style:style>
    <style:style style:name="T14" style:family="text">
      <style:text-properties fo:font-weight="normal" officeooo:rsid="00aa5602" style:font-weight-asian="normal" style:font-weight-complex="normal"/>
    </style:style>
    <style:style style:name="T15" style:family="text">
      <style:text-properties fo:font-weight="normal" officeooo:rsid="00a7bc5a" style:font-weight-asian="normal" style:font-weight-complex="normal"/>
    </style:style>
    <style:style style:name="T16" style:family="text">
      <style:text-properties fo:font-weight="normal" officeooo:rsid="00748e90" style:font-weight-asian="normal" style:font-weight-complex="normal"/>
    </style:style>
    <style:style style:name="T17" style:family="text">
      <style:text-properties fo:font-weight="normal" officeooo:rsid="006c2163" style:font-weight-asian="normal" style:font-weight-complex="normal"/>
    </style:style>
    <style:style style:name="T18" style:family="text">
      <style:text-properties fo:font-weight="normal" officeooo:rsid="005c0706" style:font-weight-asian="normal" style:font-weight-complex="normal"/>
    </style:style>
    <style:style style:name="T19" style:family="text">
      <style:text-properties fo:font-weight="normal" officeooo:rsid="0050da30" style:font-weight-asian="normal" style:font-weight-complex="normal"/>
    </style:style>
    <style:style style:name="T20" style:family="text">
      <style:text-properties fo:font-weight="normal" officeooo:rsid="00d25ffe" style:font-weight-asian="normal" style:font-weight-complex="normal"/>
    </style:style>
    <style:style style:name="T21" style:family="text">
      <style:text-properties fo:font-weight="normal" officeooo:rsid="00d2bdec" style:font-weight-asian="normal" style:font-weight-complex="normal"/>
    </style:style>
    <style:style style:name="T22" style:family="text">
      <style:text-properties fo:font-weight="normal" officeooo:rsid="00d3cfd9" style:font-weight-asian="normal" style:font-weight-complex="normal"/>
    </style:style>
    <style:style style:name="T23" style:family="text">
      <style:text-properties fo:font-weight="normal" officeooo:rsid="00d49ba3" style:font-weight-asian="normal" style:font-weight-complex="normal"/>
    </style:style>
    <style:style style:name="T24" style:family="text">
      <style:text-properties fo:font-weight="normal" officeooo:rsid="00d5503b" style:font-weight-asian="normal" style:font-weight-complex="normal"/>
    </style:style>
    <style:style style:name="T25" style:family="text">
      <style:text-properties fo:font-weight="normal" officeooo:rsid="00de1c6f" style:font-weight-asian="normal" style:font-weight-complex="normal"/>
    </style:style>
    <style:style style:name="T26" style:family="text">
      <style:text-properties fo:font-weight="normal" officeooo:rsid="00de40fb" style:font-weight-asian="normal" style:font-weight-complex="normal"/>
    </style:style>
    <style:style style:name="T27" style:family="text">
      <style:text-properties fo:font-weight="normal" officeooo:rsid="00e2eefd" style:font-weight-asian="normal" style:font-weight-complex="normal"/>
    </style:style>
    <style:style style:name="T28" style:family="text">
      <style:text-properties fo:font-weight="normal" officeooo:rsid="00e71795" style:font-weight-asian="normal" style:font-weight-complex="normal"/>
    </style:style>
    <style:style style:name="T29" style:family="text">
      <style:text-properties fo:font-weight="normal" officeooo:rsid="00e8470e" style:font-weight-asian="normal" style:font-weight-complex="normal"/>
    </style:style>
    <style:style style:name="T30" style:family="text">
      <style:text-properties fo:font-weight="normal" officeooo:rsid="00eeff82" style:font-weight-asian="normal" style:font-weight-complex="normal"/>
    </style:style>
    <style:style style:name="T31" style:family="text">
      <style:text-properties fo:font-weight="normal" officeooo:rsid="010f70ce" style:font-weight-asian="normal" style:font-weight-complex="normal"/>
    </style:style>
    <style:style style:name="T32" style:family="text">
      <style:text-properties fo:font-weight="normal" officeooo:rsid="0110d86b" style:font-weight-asian="normal" style:font-weight-complex="normal"/>
    </style:style>
    <style:style style:name="T33" style:family="text">
      <style:text-properties fo:font-weight="normal" officeooo:rsid="0143ce8c" style:font-weight-asian="normal" style:font-weight-complex="normal"/>
    </style:style>
    <style:style style:name="T34" style:family="text">
      <style:text-properties fo:font-weight="normal" officeooo:rsid="0157375d" style:font-weight-asian="normal" style:font-weight-complex="normal"/>
    </style:style>
    <style:style style:name="T35" style:family="text">
      <style:text-properties fo:font-weight="normal" officeooo:rsid="00e0e076" style:font-weight-asian="normal" style:font-weight-complex="normal"/>
    </style:style>
    <style:style style:name="T36" style:family="text">
      <style:text-properties fo:font-weight="normal" officeooo:rsid="00ec2b1a" style:font-weight-asian="normal" style:font-weight-complex="normal"/>
    </style:style>
    <style:style style:name="T37" style:family="text">
      <style:text-properties fo:font-weight="normal" officeooo:rsid="018fe87d" style:font-weight-asian="normal" style:font-weight-complex="normal"/>
    </style:style>
    <style:style style:name="T38" style:family="text">
      <style:text-properties fo:font-weight="normal" officeooo:rsid="019efb91" style:font-weight-asian="normal" style:font-weight-complex="normal"/>
    </style:style>
    <style:style style:name="T39" style:family="text">
      <style:text-properties fo:font-weight="normal" officeooo:rsid="01a3d05b" style:font-weight-asian="normal" style:font-weight-complex="normal"/>
    </style:style>
    <style:style style:name="T40" style:family="text">
      <style:text-properties fo:font-weight="normal" officeooo:rsid="01a47e08" style:font-weight-asian="normal" style:font-weight-complex="normal"/>
    </style:style>
    <style:style style:name="T41" style:family="text">
      <style:text-properties fo:font-weight="normal" officeooo:rsid="01ec3bc0" style:font-weight-asian="normal" style:font-weight-complex="normal"/>
    </style:style>
    <style:style style:name="T42" style:family="text">
      <style:text-properties fo:font-weight="normal" officeooo:rsid="01f3f0e1" style:font-weight-asian="normal" style:font-weight-complex="normal"/>
    </style:style>
    <style:style style:name="T43" style:family="text">
      <style:text-properties fo:font-weight="normal" officeooo:rsid="01707e2a" style:font-weight-asian="normal" style:font-weight-complex="normal"/>
    </style:style>
    <style:style style:name="T44" style:family="text">
      <style:text-properties fo:font-weight="normal" fo:background-color="#fff200" loext:char-shading-value="0" style:font-weight-asian="normal" style:font-weight-complex="normal"/>
    </style:style>
    <style:style style:name="T45" style:family="text">
      <style:text-properties fo:font-weight="normal" officeooo:rsid="00895d56" fo:background-color="#fff200" loext:char-shading-value="0" style:font-weight-asian="normal" style:font-weight-complex="normal"/>
    </style:style>
    <style:style style:name="T46" style:family="text">
      <style:text-properties fo:font-weight="normal" officeooo:rsid="008d9ec6" fo:background-color="#fff200" loext:char-shading-value="0" style:font-weight-asian="normal" style:font-weight-complex="normal"/>
    </style:style>
    <style:style style:name="T47" style:family="text">
      <style:text-properties fo:font-weight="normal" officeooo:rsid="0089d764" fo:background-color="#fff200" loext:char-shading-value="0" style:font-weight-asian="normal" style:font-weight-complex="normal"/>
    </style:style>
    <style:style style:name="T48" style:family="text">
      <style:text-properties fo:font-weight="normal" officeooo:rsid="008b85ff" fo:background-color="#fff200" loext:char-shading-value="0" style:font-weight-asian="normal" style:font-weight-complex="normal"/>
    </style:style>
    <style:style style:name="T49" style:family="text">
      <style:text-properties fo:font-weight="normal" officeooo:rsid="0077be58" fo:background-color="#fff200" loext:char-shading-value="0" style:font-weight-asian="normal" style:font-weight-complex="normal"/>
    </style:style>
    <style:style style:name="T50" style:family="text">
      <style:text-properties fo:font-weight="normal" officeooo:rsid="009ac82f" fo:background-color="#fff200" loext:char-shading-value="0" style:font-weight-asian="normal" style:font-weight-complex="normal"/>
    </style:style>
    <style:style style:name="T51" style:family="text">
      <style:text-properties fo:font-weight="normal" officeooo:rsid="00a39dc6" fo:background-color="#fff200" loext:char-shading-value="0" style:font-weight-asian="normal" style:font-weight-complex="normal"/>
    </style:style>
    <style:style style:name="T52" style:family="text">
      <style:text-properties fo:font-weight="normal" officeooo:rsid="00a576c8" fo:background-color="#fff200" loext:char-shading-value="0" style:font-weight-asian="normal" style:font-weight-complex="normal"/>
    </style:style>
    <style:style style:name="T53" style:family="text">
      <style:text-properties fo:font-weight="normal" officeooo:rsid="00e2d708" fo:background-color="#fff200" loext:char-shading-value="0" style:font-weight-asian="normal" style:font-weight-complex="normal"/>
    </style:style>
    <style:style style:name="T54" style:family="text">
      <style:text-properties fo:font-weight="normal" officeooo:rsid="00e71795" fo:background-color="#fff200" loext:char-shading-value="0" style:font-weight-asian="normal" style:font-weight-complex="normal"/>
    </style:style>
    <style:style style:name="T55" style:family="text">
      <style:text-properties fo:font-weight="normal" officeooo:rsid="0055d5a2" fo:background-color="#fff200" loext:char-shading-value="0" style:font-weight-asian="normal" style:font-weight-complex="normal"/>
    </style:style>
    <style:style style:name="T56" style:family="text">
      <style:text-properties fo:font-weight="normal" officeooo:rsid="00ff7232" fo:background-color="#fff200" loext:char-shading-value="0" style:font-weight-asian="normal" style:font-weight-complex="normal"/>
    </style:style>
    <style:style style:name="T57" style:family="text">
      <style:text-properties fo:font-weight="normal" officeooo:rsid="010010cb" fo:background-color="#fff200" loext:char-shading-value="0" style:font-weight-asian="normal" style:font-weight-complex="normal"/>
    </style:style>
    <style:style style:name="T58" style:family="text">
      <style:text-properties fo:font-weight="normal" officeooo:rsid="0101ddbb" fo:background-color="#fff200" loext:char-shading-value="0" style:font-weight-asian="normal" style:font-weight-complex="normal"/>
    </style:style>
    <style:style style:name="T59" style:family="text">
      <style:text-properties fo:font-weight="normal" officeooo:rsid="014d3383" fo:background-color="#fff200" loext:char-shading-value="0" style:font-weight-asian="normal" style:font-weight-complex="normal"/>
    </style:style>
    <style:style style:name="T60" style:family="text">
      <style:text-properties fo:font-weight="normal" officeooo:rsid="016ef834" fo:background-color="#fff200" loext:char-shading-value="0" style:font-weight-asian="normal" style:font-weight-complex="normal"/>
    </style:style>
    <style:style style:name="T61" style:family="text">
      <style:text-properties fo:font-weight="normal" officeooo:rsid="01707e2a" fo:background-color="#fff200" loext:char-shading-value="0" style:font-weight-asian="normal" style:font-weight-complex="normal"/>
    </style:style>
    <style:style style:name="T62" style:family="text">
      <style:text-properties fo:font-weight="normal" officeooo:rsid="0171a590" fo:background-color="#fff200" loext:char-shading-value="0" style:font-weight-asian="normal" style:font-weight-complex="normal"/>
    </style:style>
    <style:style style:name="T63" style:family="text">
      <style:text-properties fo:font-weight="normal" officeooo:rsid="0173ee78" fo:background-color="#fff200" loext:char-shading-value="0" style:font-weight-asian="normal" style:font-weight-complex="normal"/>
    </style:style>
    <style:style style:name="T64" style:family="text">
      <style:text-properties fo:font-weight="normal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5d3ccb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666b88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623a47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799c98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7b3be8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7cab4e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859541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841954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734cc7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9fe20f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8f76b2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96c850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9ac82f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a0d67e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a60477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a8a129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b0a885" fo:background-color="transparent" loext:char-shading-value="0" style:font-weight-asian="normal" style:font-weight-complex="normal"/>
    </style:style>
    <style:style style:name="T82" style:family="text">
      <style:text-properties officeooo:rsid="0017c464"/>
    </style:style>
    <style:style style:name="T83" style:family="text">
      <style:text-properties officeooo:rsid="00185c00"/>
    </style:style>
    <style:style style:name="T84" style:family="text">
      <style:text-properties officeooo:rsid="002045f2"/>
    </style:style>
    <style:style style:name="T85" style:family="text">
      <style:text-properties fo:color="#000000" fo:font-size="15pt" fo:font-weight="normal" officeooo:rsid="00549d6b" style:font-size-asian="15pt" style:font-weight-asian="normal" style:font-size-complex="15pt" style:font-weight-complex="normal"/>
    </style:style>
    <style:style style:name="T86" style:family="text">
      <style:text-properties fo:color="#000000" fo:font-size="15pt" fo:font-weight="normal" officeooo:rsid="00b485ad" style:font-size-asian="15pt" style:font-weight-asian="normal" style:font-size-complex="15pt" style:font-weight-complex="normal"/>
    </style:style>
    <style:style style:name="T87" style:family="text">
      <style:text-properties fo:color="#000000" fo:font-size="15pt" fo:font-weight="normal" officeooo:rsid="00f77b33" style:font-size-asian="15pt" style:font-weight-asian="normal" style:font-size-complex="15pt" style:font-weight-complex="normal"/>
    </style:style>
    <style:style style:name="T88" style:family="text">
      <style:text-properties fo:color="#000000" fo:font-size="15pt" fo:font-weight="normal" officeooo:rsid="00f7c8a8" style:font-size-asian="15pt" style:font-weight-asian="normal" style:font-size-complex="15pt" style:font-weight-complex="normal"/>
    </style:style>
    <style:style style:name="T89" style:family="text">
      <style:text-properties fo:color="#000000" fo:font-size="15pt" fo:font-weight="normal" officeooo:rsid="00f9c252" style:font-size-asian="15pt" style:font-weight-asian="normal" style:font-size-complex="15pt" style:font-weight-complex="normal"/>
    </style:style>
    <style:style style:name="T90" style:family="text">
      <style:text-properties fo:color="#000000" fo:font-size="15pt" fo:font-weight="normal" officeooo:rsid="00b485ad" fo:background-color="#fff200" loext:char-shading-value="0" style:font-size-asian="15pt" style:font-weight-asian="normal" style:font-size-complex="15pt" style:font-weight-complex="normal"/>
    </style:style>
    <style:style style:name="T91" style:family="text">
      <style:text-properties fo:color="#000000" fo:font-size="15pt" fo:font-weight="normal" officeooo:rsid="00c7444c" fo:background-color="#fff200" loext:char-shading-value="0" style:font-size-asian="15pt" style:font-weight-asian="normal" style:font-size-complex="15pt" style:font-weight-complex="normal"/>
    </style:style>
    <style:style style:name="T92" style:family="text">
      <style:text-properties fo:color="#000000" fo:font-size="15pt" fo:font-weight="normal" officeooo:rsid="00cff05b" fo:background-color="#fff200" loext:char-shading-value="0" style:font-size-asian="15pt" style:font-weight-asian="normal" style:font-size-complex="15pt" style:font-weight-complex="normal"/>
    </style:style>
    <style:style style:name="T93" style:family="text">
      <style:text-properties officeooo:rsid="002bc33c"/>
    </style:style>
    <style:style style:name="T94" style:family="text">
      <style:text-properties officeooo:rsid="002d2a1e"/>
    </style:style>
    <style:style style:name="T95" style:family="text">
      <style:text-properties fo:background-color="#fff200" loext:char-shading-value="0"/>
    </style:style>
    <style:style style:name="T96" style:family="text">
      <style:text-properties officeooo:rsid="003a1c11" fo:background-color="#fff200" loext:char-shading-value="0"/>
    </style:style>
    <style:style style:name="T97" style:family="text">
      <style:text-properties officeooo:rsid="013c682e" fo:background-color="#fff200" loext:char-shading-value="0"/>
    </style:style>
    <style:style style:name="T98" style:family="text">
      <style:text-properties officeooo:rsid="0132b129" fo:background-color="#fff200" loext:char-shading-value="0"/>
    </style:style>
    <style:style style:name="T99" style:family="text">
      <style:text-properties officeooo:rsid="01535ef9" fo:background-color="#fff200" loext:char-shading-value="0"/>
    </style:style>
    <style:style style:name="T100" style:family="text">
      <style:text-properties officeooo:rsid="0038311a" fo:background-color="#fff200" loext:char-shading-value="0"/>
    </style:style>
    <style:style style:name="T101" style:family="text">
      <style:text-properties officeooo:rsid="01971a99" fo:background-color="#fff200" loext:char-shading-value="0"/>
    </style:style>
    <style:style style:name="T102" style:family="text">
      <style:text-properties officeooo:rsid="019c7d6c" fo:background-color="#fff200" loext:char-shading-value="0"/>
    </style:style>
    <style:style style:name="T103" style:family="text">
      <style:text-properties officeooo:rsid="01a8c6bb" fo:background-color="#fff200" loext:char-shading-value="0"/>
    </style:style>
    <style:style style:name="T104" style:family="text">
      <style:text-properties officeooo:rsid="01aa78e1" fo:background-color="#fff200" loext:char-shading-value="0"/>
    </style:style>
    <style:style style:name="T105" style:family="text">
      <style:text-properties officeooo:rsid="01ae67e1" fo:background-color="#fff200" loext:char-shading-value="0"/>
    </style:style>
    <style:style style:name="T106" style:family="text">
      <style:text-properties officeooo:rsid="01ee2778" fo:background-color="#fff200" loext:char-shading-value="0"/>
    </style:style>
    <style:style style:name="T107" style:family="text">
      <style:text-properties officeooo:rsid="003df193"/>
    </style:style>
    <style:style style:name="T108" style:family="text">
      <style:text-properties officeooo:rsid="003f35b7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officeooo:rsid="00549d6b"/>
    </style:style>
    <style:style style:name="T111" style:family="text">
      <style:text-properties officeooo:rsid="005583f4"/>
    </style:style>
    <style:style style:name="T112" style:family="text">
      <style:text-properties fo:font-size="15pt" fo:font-weight="normal" officeooo:rsid="00549d6b" style:font-size-asian="15pt" style:font-weight-asian="normal" style:font-size-complex="15pt" style:font-weight-complex="normal"/>
    </style:style>
    <style:style style:name="T113" style:family="text">
      <style:text-properties fo:font-size="15pt" fo:font-weight="normal" officeooo:rsid="00b485ad" style:font-size-asian="15pt" style:font-weight-asian="normal" style:font-size-complex="15pt" style:font-weight-complex="normal"/>
    </style:style>
    <style:style style:name="T114" style:family="text">
      <style:text-properties fo:font-size="15pt" fo:font-weight="normal" officeooo:rsid="00b485ad" fo:background-color="#fff200" loext:char-shading-value="0" style:font-size-asian="15pt" style:font-weight-asian="normal" style:font-size-complex="15pt" style:font-weight-complex="normal"/>
    </style:style>
    <style:style style:name="T115" style:family="text">
      <style:text-properties fo:font-size="15pt" fo:font-weight="normal" officeooo:rsid="00c0a206" fo:background-color="#fff200" loext:char-shading-value="0" style:font-size-asian="15pt" style:font-weight-asian="normal" style:font-size-complex="15pt" style:font-weight-complex="normal"/>
    </style:style>
    <style:style style:name="T116" style:family="text">
      <style:text-properties fo:font-size="15pt" fo:font-weight="normal" officeooo:rsid="00c7444c" fo:background-color="#fff200" loext:char-shading-value="0" style:font-size-asian="15pt" style:font-weight-asian="normal" style:font-size-complex="15pt" style:font-weight-complex="normal"/>
    </style:style>
    <style:style style:name="T117" style:family="text">
      <style:text-properties fo:font-size="15pt" fo:font-weight="normal" officeooo:rsid="00ca299a" fo:background-color="#fff200" loext:char-shading-value="0" style:font-size-asian="15pt" style:font-weight-asian="normal" style:font-size-complex="15pt" style:font-weight-complex="normal"/>
    </style:style>
    <style:style style:name="T118" style:family="text">
      <style:text-properties fo:font-size="15pt" fo:font-weight="normal" officeooo:rsid="00722415" fo:background-color="#fff200" loext:char-shading-value="0" style:font-size-asian="15pt" style:font-weight-asian="normal" style:font-size-complex="15pt" style:font-weight-complex="normal"/>
    </style:style>
    <style:style style:name="T119" style:family="text">
      <style:text-properties fo:font-size="15pt" fo:font-weight="normal" officeooo:rsid="00895d56" fo:background-color="#fff200" loext:char-shading-value="0" style:font-size-asian="15pt" style:font-weight-asian="normal" style:font-size-complex="15pt" style:font-weight-complex="normal"/>
    </style:style>
    <style:style style:name="T120" style:family="text">
      <style:text-properties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121" style:family="text">
      <style:text-properties fo:font-size="15pt" fo:font-weight="normal" officeooo:rsid="0087b05c" fo:background-color="transparent" loext:char-shading-value="0" style:font-size-asian="15pt" style:font-weight-asian="normal" style:font-size-complex="15pt" style:font-weight-complex="normal"/>
    </style:style>
    <style:style style:name="T122" style:family="text">
      <style:text-properties officeooo:rsid="00748e90"/>
    </style:style>
    <style:style style:name="T123" style:family="text">
      <style:text-properties officeooo:rsid="00b485ad"/>
    </style:style>
    <style:style style:name="T124" style:family="text">
      <style:text-properties officeooo:rsid="009ac82f" fo:background-color="transparent" loext:char-shading-value="0"/>
    </style:style>
    <style:style style:name="T125" style:family="text">
      <style:text-properties officeooo:rsid="00e0e076" fo:background-color="transparent" loext:char-shading-value="0"/>
    </style:style>
    <style:style style:name="T126" style:family="text">
      <style:text-properties officeooo:rsid="015d3130" fo:background-color="transparent" loext:char-shading-value="0"/>
    </style:style>
    <style:style style:name="T127" style:family="text">
      <style:text-properties officeooo:rsid="01ae67e1" fo:background-color="transparent" loext:char-shading-value="0"/>
    </style:style>
    <style:style style:name="T128" style:family="text">
      <style:text-properties officeooo:rsid="00c8b14a"/>
    </style:style>
    <style:style style:name="T129" style:family="text">
      <style:text-properties officeooo:rsid="00c945c9"/>
    </style:style>
    <style:style style:name="T130" style:family="text">
      <style:text-properties officeooo:rsid="00cbcb25"/>
    </style:style>
    <style:style style:name="T131" style:family="text">
      <style:text-properties officeooo:rsid="011c6320"/>
    </style:style>
    <style:style style:name="T132" style:family="text">
      <style:text-properties officeooo:rsid="011e61d0"/>
    </style:style>
    <style:style style:name="T133" style:family="text">
      <style:text-properties officeooo:rsid="012291ee"/>
    </style:style>
    <style:style style:name="T134" style:family="text">
      <style:text-properties officeooo:rsid="0129c33f"/>
    </style:style>
    <style:style style:name="T135" style:family="text">
      <style:text-properties officeooo:rsid="012c2750"/>
    </style:style>
    <style:style style:name="T136" style:family="text">
      <style:text-properties officeooo:rsid="013c682e"/>
    </style:style>
    <style:style style:name="T137" style:family="text">
      <style:text-properties officeooo:rsid="0016b691"/>
    </style:style>
    <style:style style:name="T138" style:family="text">
      <style:text-properties officeooo:rsid="0140fc04"/>
    </style:style>
    <style:style style:name="T139" style:family="text">
      <style:text-properties officeooo:rsid="01429521"/>
    </style:style>
    <style:style style:name="T140" style:family="text">
      <style:text-properties officeooo:rsid="014b2a9a"/>
    </style:style>
    <style:style style:name="T141" style:family="text">
      <style:text-properties officeooo:rsid="0015ce39"/>
    </style:style>
    <style:style style:name="T142" style:family="text">
      <style:text-properties officeooo:rsid="01600759"/>
    </style:style>
    <style:style style:name="T143" style:family="text">
      <style:text-properties officeooo:rsid="01794a41"/>
    </style:style>
    <style:style style:name="T144" style:family="text">
      <style:text-properties officeooo:rsid="0179b4aa"/>
    </style:style>
    <style:style style:name="T145" style:family="text">
      <style:text-properties officeooo:rsid="017b0b81"/>
    </style:style>
    <style:style style:name="T146" style:family="text">
      <style:text-properties officeooo:rsid="017c9117"/>
    </style:style>
    <style:style style:name="T147" style:family="text">
      <style:text-properties officeooo:rsid="017cad61"/>
    </style:style>
    <style:style style:name="T148" style:family="text">
      <style:text-properties officeooo:rsid="017d4c9e"/>
    </style:style>
    <style:style style:name="T149" style:family="text">
      <style:text-properties officeooo:rsid="017f23a0"/>
    </style:style>
    <style:style style:name="T150" style:family="text">
      <style:text-properties officeooo:rsid="018348fd"/>
    </style:style>
    <style:style style:name="T151" style:family="text">
      <style:text-properties officeooo:rsid="01866f01"/>
    </style:style>
    <style:style style:name="T152" style:family="text">
      <style:text-properties officeooo:rsid="018b6a68"/>
    </style:style>
    <style:style style:name="T153" style:family="text">
      <style:text-properties officeooo:rsid="0038311a"/>
    </style:style>
    <style:style style:name="T154" style:family="text">
      <style:text-properties officeooo:rsid="0199ccfe"/>
    </style:style>
    <style:style style:name="T155" style:family="text">
      <style:text-properties officeooo:rsid="019af35a"/>
    </style:style>
    <style:style style:name="T156" style:family="text">
      <style:text-properties officeooo:rsid="019b6cd5"/>
    </style:style>
    <style:style style:name="T157" style:family="text">
      <style:text-properties officeooo:rsid="019c55f7"/>
    </style:style>
    <style:style style:name="T158" style:family="text">
      <style:text-properties officeooo:rsid="01b2b552"/>
    </style:style>
    <style:style style:name="T159" style:family="text">
      <style:text-properties officeooo:rsid="01e4fb7c"/>
    </style:style>
    <style:style style:name="T160" style:family="text">
      <style:text-properties officeooo:rsid="020127db"/>
    </style:style>
    <style:style style:name="T161" style:family="text">
      <style:text-properties officeooo:rsid="0206ed88"/>
    </style:style>
    <style:style style:name="T162" style:family="text">
      <style:text-properties officeooo:rsid="01b74a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0">Admin <text:span text:style-name="T159">Algorightms</text:span></text:p>
      <text:p text:style-name="P67"/>
      <text:p text:style-name="P34">Page : <text:span text:style-name="T1">add-product.php</text:span></text:p>
      <text:list xml:id="list2309297605" text:style-name="L1">
        <text:list-item>
          <text:p text:style-name="P91">check admin logged in<text:span text:style-name="T137"> </text:span></text:p>
        </text:list-item>
        <text:list-item>
          <text:p text:style-name="P92"><text:span text:style-name="T138">if button upload image clicked open new window at page </text:span><text:span text:style-name="T98">upload_file.php?t=product&amp;id=product_id&amp;place=1(depend to button 1-4)</text:span></text:p>
        </text:list-item>
        <text:list-item>
          <text:p text:style-name="P94"><text:span text:style-name="T139">if </text:span>button save clicked <text:span text:style-name="T136">go to page </text:span><text:span text:style-name="T97">a_add_product.php</text:span></text:p>
        </text:list-item>
      </text:list>
      <text:p text:style-name="P71"/>
      <text:p text:style-name="P2"/>
      <text:p text:style-name="P59">Page <text:span text:style-name="T144">action </text:span>: <text:span text:style-name="T1">a_add_product.php</text:span></text:p>
      <text:p text:style-name="P22">A Directory for products pictures (p-images)</text:p>
      <text:p text:style-name="P59"><text:span text:style-name="T1">INPUT : product [name] [group] </text:span><text:span text:style-name="T33">[discount] <text:s/>[amount] [priority show] [enabled] [brand] [model] [price] [full description] [technical description]</text:span></text:p>
      <text:list xml:id="list4050631107" text:style-name="L2">
        <text:list-item>
          <text:p text:style-name="P142">check admin</text:p>
        </text:list-item>
        <text:list-item>
          <text:p text:style-name="P143">check inputs </text:p>
        </text:list-item>
        <text:list-item>
          <text:p text:style-name="P143">insert inputs as product at table product + admin id</text:p>
        </text:list-item>
        <text:list-item>
          <text:p text:style-name="P144">show result</text:p>
        </text:list-item>
      </text:list>
      <text:p text:style-name="P21"/>
      <text:p text:style-name="P76"/>
      <text:p text:style-name="P23"/>
      <text:p text:style-name="P2"/>
      <text:p text:style-name="P67"/>
      <text:p text:style-name="P35">Page : <text:span text:style-name="T2">banners</text:span><text:span text:style-name="T1">.php</text:span></text:p>
      <text:p text:style-name="P16">DELETE Banner Down from banner.php and database documents</text:p>
      <text:list xml:id="list2788347512" text:style-name="L3">
        <text:list-item>
          <text:p text:style-name="P160"><text:span text:style-name="T65">c</text:span><text:span text:style-name="T64">heck admin</text:span></text:p>
        </text:list-item>
        <text:list-item>
          <text:p text:style-name="P96">admin fill inputs</text:p>
        </text:list-item>
        <text:list-item>
          <text:p text:style-name="P96">admin clicked on pictures and select pictures</text:p>
        </text:list-item>
        <text:list-item>
          <text:p text:style-name="P96">button save clicked</text:p>
        </text:list-item>
        <text:list-item>
          <text:p text:style-name="P93">check admin id and session</text:p>
        </text:list-item>
        <text:list-item>
          <text:p text:style-name="P93">check inputs <text:span text:style-name="T82">if all is not Ok show error message</text:span></text:p>
        </text:list-item>
        <text:list-item>
          <text:p text:style-name="P97"><text:span text:style-name="T108">insert</text:span> input data as <text:span text:style-name="T108">on banner table</text:span></text:p>
        </text:list-item>
        <text:list-item>
          <text:p text:style-name="P98">if button brow picture clicked open new window at <text:span text:style-name="T95">upload_file.php?t=banner&amp;id=0</text:span></text:p>
        </text:list-item>
        <text:list-item>
          <text:p text:style-name="P97">start to upload selected files to products directory <text:span text:style-name="T83">with name product id </text:span></text:p>
        </text:list-item>
        <text:list-item>
          <text:p text:style-name="P95">if all data saved add “data saved product created” if pictures not uploaded + “pictures not uploaded!”</text:p>
        </text:list-item>
      </text:list>
      <text:p text:style-name="P12"/>
      <text:p text:style-name="P77"/>
      <text:p text:style-name="P23"/>
      <text:p text:style-name="P36"><text:soft-page-break/>Page : <text:span text:style-name="T3">edit-admin</text:span><text:span text:style-name="T1">.php </text:span><text:span text:style-name="T5">&amp; edit_customer.php</text:span></text:p>
      <text:p text:style-name="P13">INPUT : admin id/<text:span text:style-name="T142">customer id </text:span></text:p>
      <text:list xml:id="list2570268260" text:style-name="L4">
        <text:list-item>
          <text:p text:style-name="P161"><text:span text:style-name="T65">c</text:span><text:span text:style-name="T64">heck admin</text:span></text:p>
        </text:list-item>
        <text:list-item>
          <text:p text:style-name="P99">fetch <text:span text:style-name="T93">and fill </text:span>admin info from t_admin/<text:span text:style-name="T152">customer</text:span> sort by id <text:span text:style-name="T94">on form fields</text:span></text:p>
        </text:list-item>
        <text:list-item>
          <text:p text:style-name="P100">if button delete account clicked show comfirm messaage</text:p>
        </text:list-item>
        <text:list-item>
          <text:p text:style-name="P100">if comfirm message were OK <text:s/><text:span text:style-name="T153">go to page </text:span><text:span text:style-name="T100">a_dele</text:span><text:span text:style-name="T101">te_user</text:span><text:span text:style-name="T100">.php?</text:span><text:span text:style-name="T96">id=</text:span><text:span text:style-name="T101">0000?</text:span><text:span text:style-name="T102">mode=admin</text:span></text:p>
        </text:list-item>
        <text:list-item>
          <text:p text:style-name="P101">if <text:span text:style-name="T109">button save</text:span> clicked <text:s/><text:span text:style-name="T107">send to page </text:span><text:span text:style-name="T95">a_edit_admin.php?</text:span><text:span text:style-name="T103">id=0000</text:span><text:span text:style-name="T104">&amp;data</text:span></text:p>
        </text:list-item>
      </text:list>
      <text:p text:style-name="P74"/>
      <text:p text:style-name="P3"/>
      <text:p text:style-name="P60">Page action : <text:span text:style-name="T1">a_edit_admin</text:span></text:p>
      <text:p text:style-name="P61"><text:span text:style-name="T1">INPUT : admin id </text:span><text:span text:style-name="T40">&amp; inputs</text:span></text:p>
      <text:list xml:id="list268408147" text:style-name="L5">
        <text:list-item>
          <text:p text:style-name="P102">check admin</text:p>
        </text:list-item>
        <text:list-item>
          <text:p text:style-name="P103">update admin by id with new data</text:p>
        </text:list-item>
        <text:list-item>
          <text:p text:style-name="P166"><text:span text:style-name="T38">show reslut</text:span><text:span text:style-name="T1"> </text:span></text:p>
        </text:list-item>
      </text:list>
      <text:p text:style-name="P75"/>
      <text:p text:style-name="P15"/>
      <text:p text:style-name="P62">Page action : <text:span text:style-name="T1">a_edit_customer</text:span></text:p>
      <text:p text:style-name="P63"><text:span text:style-name="T1">INPUT : customer id &amp; </text:span><text:span text:style-name="T39">inputs</text:span></text:p>
      <text:list xml:id="list98469945" text:style-name="L6">
        <text:list-item>
          <text:p text:style-name="P167"><text:span text:style-name="T39">c</text:span><text:span text:style-name="T1">heck admin</text:span></text:p>
        </text:list-item>
        <text:list-item>
          <text:p text:style-name="P104">update custeomr by id with new data</text:p>
        </text:list-item>
        <text:list-item>
          <text:p text:style-name="P104">show result</text:p>
        </text:list-item>
      </text:list>
      <text:p text:style-name="P86"/>
      <text:p text:style-name="P23"/>
      <text:p text:style-name="P37">Page <text:span text:style-name="T143">action </text:span>: <text:span text:style-name="T4">a_delete_</text:span><text:span text:style-name="T37">user.php</text:span></text:p>
      <text:p text:style-name="P7">INPUT : <text:span text:style-name="T154">id &amp; mode = (customer / admin)</text:span></text:p>
      <text:list xml:id="list3346892390" text:style-name="L7">
        <text:list-item>
          <text:p text:style-name="P162"><text:span text:style-name="T65">c</text:span><text:span text:style-name="T64">heck admin</text:span></text:p>
        </text:list-item>
        <text:list-item>
          <text:p text:style-name="P105"><text:span text:style-name="T84">d</text:span>elete <text:span text:style-name="T155">admin/customer</text:span> from table <text:span text:style-name="T156">admin/customer</text:span> sort<text:span text:style-name="T157">ed</text:span> by id </text:p>
        </text:list-item>
        <text:list-item>
          <text:p text:style-name="P106">show result</text:p>
        </text:list-item>
      </text:list>
      <text:p text:style-name="P78"/>
      <text:p text:style-name="P23"/>
      <text:p text:style-name="P4"/>
      <text:p text:style-name="P69">Page <text:span text:style-name="T145">action</text:span>: <text:span text:style-name="T111">a_</text:span><text:span text:style-name="T6">edit_product.</text:span><text:span text:style-name="T7">php</text:span></text:p>
      <text:p text:style-name="P53"><text:span text:style-name="T1">INPUT : </text:span><text:span text:style-name="T19">product</text:span><text:span text:style-name="T1"> id </text:span></text:p>
      <text:p text:style-name="P153">a_delete_product.php</text:p>
      <text:list xml:id="list1379522192" text:style-name="L8">
        <text:list-item>
          <text:p text:style-name="P163"><text:span text:style-name="T65">c</text:span><text:span text:style-name="T64">heck admin</text:span></text:p>
        </text:list-item>
        <text:list-item>
          <text:p text:style-name="P107">fetch data and insert in form <text:span text:style-name="T106">edit-pro</text:span><text:span text:style-name="T99">duct.php?p=2222 </text:span>inputs</text:p>
        </text:list-item>
        <text:list-item>
          <text:p text:style-name="P107">admin modify things </text:p>
        </text:list-item>
        <text:list-item>
          <text:p text:style-name="P168"><text:span text:style-name="T1">if delete product button clicked go to </text:span><text:span text:style-name="T44">a_delete_product.php</text:span></text:p>
        </text:list-item>
        <text:list-item>
          <text:p text:style-name="P168"><text:soft-page-break/><text:span text:style-name="T64">if on button picture clicked open new page at </text:span><text:span text:style-name="T56">upload_file</text:span><text:span text:style-name="T44">.php?</text:span><text:span text:style-name="T57">t</text:span><text:span text:style-name="T44">=product&amp;</text:span><text:span text:style-name="T57">id</text:span><text:span text:style-name="T44">=1234</text:span><text:span text:style-name="T59">&amp;place=1</text:span></text:p>
        </text:list-item>
        <text:list-item>
          <text:p text:style-name="P145">if on button save clicked update all things on table product sorted by product id </text:p>
        </text:list-item>
        <text:list-item>
          <text:p text:style-name="P146">show result</text:p>
        </text:list-item>
      </text:list>
      <text:p text:style-name="P26"/>
      <text:p text:style-name="P26"/>
      <text:p text:style-name="P79"/>
      <text:p text:style-name="P23"/>
      <text:p text:style-name="P26"/>
      <text:p text:style-name="P26"/>
      <text:p text:style-name="P66"/>
      <text:p text:style-name="P38">Page : <text:span text:style-name="T18">login</text:span><text:span text:style-name="T6">.</text:span><text:span text:style-name="T7">php</text:span></text:p>
      <text:p text:style-name="P49"><text:span text:style-name="T64">INPUT : </text:span><text:span text:style-name="T65">email , password 1 , pass 2 , pass 3 </text:span></text:p>
      <text:list xml:id="list244952379" text:style-name="L9">
        <text:list-item>
          <text:p text:style-name="P164"><text:span text:style-name="T65">c</text:span><text:span text:style-name="T64">heck admin</text:span></text:p>
        </text:list-item>
        <text:list-item>
          <text:p text:style-name="P147">fetch email and passwords</text:p>
        </text:list-item>
        <text:list-item>
          <text:p text:style-name="P148">check attempts if its more than maximum value result “account blocked” </text:p>
        </text:list-item>
        <text:list-item>
          <text:p text:style-name="P169"><text:span text:style-name="T66">else </text:span><text:span text:style-name="T64">match email and passwords with fetched data </text:span></text:p>
        </text:list-item>
        <text:list-item>
          <text:p text:style-name="P147">if matched give him session admin and move to index admin page</text:p>
        </text:list-item>
        <text:list-item>
          <text:p text:style-name="P149">else plus attempt to login this email admin</text:p>
        </text:list-item>
        <text:list-item>
          <text:p text:style-name="P170"><text:span text:style-name="T64">show result “</text:span><text:span text:style-name="T67">login failed</text:span><text:span text:style-name="T64">”</text:span></text:p>
        </text:list-item>
      </text:list>
      <text:p text:style-name="P80"/>
      <text:p text:style-name="P23"/>
      <text:p text:style-name="P39">Page : <text:span text:style-name="T17">order</text:span><text:span text:style-name="T6">.</text:span><text:span text:style-name="T7">php</text:span></text:p>
      <text:p text:style-name="P30">INPUT : order id</text:p>
      <text:p text:style-name="P154">a_delete_an_item_from_order.php</text:p>
      <text:p text:style-name="P155">a_change_order_pay_status.php</text:p>
      <text:p text:style-name="P70"><text:span text:style-name="T120">Page Action: </text:span><text:span text:style-name="T118">a_</text:span><text:span text:style-name="T119">save_modified</text:span><text:span text:style-name="T118">_order.php?</text:span></text:p>
      <text:p text:style-name="P89"><text:span text:style-name="T42">Page Action : </text:span><text:span text:style-name="T1">a_change_order_status.php</text:span></text:p>
      <text:list xml:id="list2416255302" text:style-name="L10">
        <text:list-item>
          <text:p text:style-name="P171"><text:span text:style-name="T65">c</text:span><text:span text:style-name="T64">heck admin</text:span></text:p>
        </text:list-item>
        <text:list-item>
          <text:p text:style-name="P171"><text:span text:style-name="T64">fetch order items and order information and set in form inputs </text:span><text:span text:style-name="T68">if not exists show </text:span><text:span text:style-name="T69">error </text:span><text:span text:style-name="T68">“not exists”</text:span></text:p>
        </text:list-item>
        <text:list-item>
          <text:p text:style-name="P172"><text:span text:style-name="T64">if button save clicked go to page </text:span><text:span text:style-name="T70">and save inputs except combo-boxes </text:span><text:span text:style-name="T71">and products in that</text:span><text:span text:style-name="T72"><text:line-break/></text:span><text:span text:style-name="T70"> </text:span><text:span text:style-name="T44">a_</text:span><text:span text:style-name="T45">save_modified</text:span><text:span text:style-name="T44">_order.php?</text:span><text:span text:style-name="T46">oder-id=1111 </text:span><text:span text:style-name="T47">(all inputs except combo-&amp;-</text:span><text:span text:style-name="T48">products</text:span><text:span text:style-name="T47">)</text:span></text:p>
        </text:list-item>
        <text:list-item>
          <text:p text:style-name="P173"><text:span text:style-name="T73">i</text:span><text:span text:style-name="T64">f button order owner clicked go to page </text:span><text:span text:style-name="T44">edit-customer.php?</text:span><text:span text:style-name="T49">c=1111</text:span></text:p>
        </text:list-item>
        <text:list-item>
          <text:p text:style-name="P174"><text:span text:style-name="T64">if combo order status changed go to page</text:span><text:span text:style-name="T44"> a_change_order_status.php?o=1111</text:span><text:span text:style-name="T50">&amp;s=2</text:span></text:p>
        </text:list-item>
        <text:list-item>
          <text:p text:style-name="P174"><text:soft-page-break/><text:span text:style-name="T64">if combo order payment status changed go to page </text:span><text:span text:style-name="T44">a_change_order_pay_status.php?o=1111</text:span><text:span text:style-name="T51">&amp;s=</text:span><text:span text:style-name="T52">1</text:span></text:p>
        </text:list-item>
        <text:list-item>
          <text:p text:style-name="P175"><text:span text:style-name="T64">if clicked on item delete icon go to page </text:span><text:span text:style-name="T44">a_delete_an_item_from_order.php?o=1111&amp;p=1111</text:span></text:p>
        </text:list-item>
        <text:list-item>
          <text:p text:style-name="P197"><text:span text:style-name="T121">s</text:span><text:span text:style-name="T120">how result</text:span></text:p>
        </text:list-item>
      </text:list>
      <text:p text:style-name="P29"/>
      <text:p text:style-name="P29"/>
      <text:p text:style-name="P156"/>
      <text:p text:style-name="P87"/>
      <text:p text:style-name="P23"/>
      <text:p text:style-name="P40">Page <text:span text:style-name="T146">action</text:span>: <text:span text:style-name="T16">a_change_order_status_</text:span><text:span text:style-name="T122">.</text:span><text:span text:style-name="T7">php</text:span></text:p>
      <text:p text:style-name="P50"><text:span text:style-name="T65">INPUT : </text:span><text:span text:style-name="T74">or</text:span><text:span text:style-name="T75">der </text:span><text:span text:style-name="T76">id , </text:span><text:span text:style-name="T77">code </text:span><text:span text:style-name="T124">s</text:span><text:span text:style-name="T77">tatus order </text:span></text:p>
      <text:list xml:id="list1821812437" text:style-name="L11">
        <text:list-item>
          <text:p text:style-name="P176"><text:span text:style-name="T65">c</text:span><text:span text:style-name="T64">heck admin </text:span></text:p>
        </text:list-item>
        <text:list-item>
          <text:p text:style-name="P178"><text:span text:style-name="T64">update </text:span><text:span text:style-name="T78">status order</text:span><text:span text:style-name="T64"> to order table sorted by order id</text:span></text:p>
        </text:list-item>
        <text:list-item>
          <text:p text:style-name="P180"><text:span text:style-name="T64">show </text:span><text:span text:style-name="T78">result</text:span></text:p>
        </text:list-item>
      </text:list>
      <text:p text:style-name="P81"/>
      <text:p text:style-name="P23"/>
      <text:p text:style-name="P27"/>
      <text:p text:style-name="P41">Page <text:span text:style-name="T147">action</text:span> : <text:span text:style-name="T16">a_change_order_pay_status_</text:span><text:span text:style-name="T122">.</text:span><text:span text:style-name="T7">php</text:span></text:p>
      <text:p text:style-name="P51"><text:span text:style-name="T65">INPUT : </text:span><text:span text:style-name="T74">or</text:span><text:span text:style-name="T75">der </text:span><text:span text:style-name="T76">id , </text:span><text:span text:style-name="T79">code payment status </text:span></text:p>
      <text:list xml:id="list220234856031130" text:continue-numbering="true" text:style-name="L11">
        <text:list-item>
          <text:p text:style-name="P177"><text:span text:style-name="T65">c</text:span><text:span text:style-name="T64">heck admin </text:span></text:p>
        </text:list-item>
        <text:list-item>
          <text:p text:style-name="P179"><text:span text:style-name="T64">update </text:span><text:span text:style-name="T79">payment </text:span><text:span text:style-name="T78">status order</text:span><text:span text:style-name="T64"> to order table sorted by order id</text:span></text:p>
        </text:list-item>
        <text:list-item>
          <text:p text:style-name="P202"><text:span text:style-name="T64">show </text:span><text:span text:style-name="T78">result</text:span></text:p>
        </text:list-item>
      </text:list>
      <text:p text:style-name="P23"/>
      <text:p text:style-name="P27"/>
      <text:p text:style-name="P40">Page <text:span text:style-name="T148">action</text:span>: <text:span text:style-name="T15">a_delete_an_item_from_order</text:span><text:span text:style-name="T6">.</text:span><text:span text:style-name="T7">php</text:span></text:p>
      <text:p text:style-name="P52"><text:span text:style-name="T65">INPUT : </text:span><text:span text:style-name="T80">order id , product id</text:span></text:p>
      <text:list xml:id="list74112816" text:style-name="L12">
        <text:list-item>
          <text:p text:style-name="P165"><text:span text:style-name="T65">c</text:span><text:span text:style-name="T64">heck admin</text:span></text:p>
        </text:list-item>
        <text:list-item>
          <text:p text:style-name="P150">delete record that item founded by order id and product id</text:p>
        </text:list-item>
        <text:list-item>
          <text:p text:style-name="P151">show result</text:p>
        </text:list-item>
      </text:list>
      <text:p text:style-name="P82"/>
      <text:p text:style-name="P23"/>
      <text:p text:style-name="P40">Page : <text:span text:style-name="T14">orders</text:span><text:span text:style-name="T6">.</text:span><text:span text:style-name="T7">php</text:span></text:p>
      <text:list xml:id="list3303898076" text:style-name="L13">
        <text:list-item>
          <text:p text:style-name="P181"><text:span text:style-name="T65">c</text:span><text:span text:style-name="T64">heck admin</text:span></text:p>
        </text:list-item>
        <text:list-item>
          <text:p text:style-name="P182"><text:span text:style-name="T64">fetch order table and sort items via </text:span><text:span text:style-name="T81">date</text:span></text:p>
        </text:list-item>
        <text:list-item>
          <text:p text:style-name="P203">show data as a page </text:p>
        </text:list-item>
      </text:list>
      <text:p text:style-name="P23"/>
      <text:p text:style-name="P28"/>
      <text:p text:style-name="P42">Page : <text:span text:style-name="T13">products</text:span><text:span text:style-name="T6">.</text:span><text:span text:style-name="T7">php</text:span></text:p>
      <text:list xml:id="list1669238307" text:style-name="L14">
        <text:list-item>
          <text:p text:style-name="P152"><text:soft-page-break/>check admin</text:p>
        </text:list-item>
        <text:list-item>
          <text:p text:style-name="P152">admin must choose a button</text:p>
        </text:list-item>
        <text:list-item>
          <text:p text:style-name="P183"><text:span text:style-name="T64">if button search clicked go to page </text:span><text:span text:style-name="T44">search_product.php</text:span></text:p>
        </text:list-item>
        <text:list-item>
          <text:p text:style-name="P183"><text:span text:style-name="T64">if button create clicked go to page </text:span><text:span text:style-name="T44">add-product.php</text:span></text:p>
        </text:list-item>
      </text:list>
      <text:p text:style-name="P83"/>
      <text:p text:style-name="P23"/>
      <text:p text:style-name="P43">Page : <text:span text:style-name="T8">search</text:span><text:span text:style-name="T123">_</text:span><text:span text:style-name="T8">product</text:span><text:span text:style-name="T6">.</text:span><text:span text:style-name="T7">php</text:span></text:p>
      <text:list xml:id="list4213418179" text:style-name="L15">
        <text:list-item>
          <text:p text:style-name="P184"><text:span text:style-name="T7">c</text:span><text:span text:style-name="T1">heck admin</text:span></text:p>
        </text:list-item>
        <text:list-item>
          <text:p text:style-name="P108">admin fill the search box input and press button</text:p>
        </text:list-item>
        <text:list-item>
          <text:p text:style-name="P184"><text:span text:style-name="T1">button search pressed go to page </text:span><text:span text:style-name="T44">search_product_result.php?q=searchtext</text:span></text:p>
        </text:list-item>
      </text:list>
      <text:p text:style-name="P17"/>
      <text:p text:style-name="P17"/>
      <text:p text:style-name="P43">Page <text:span text:style-name="T149">action and show</text:span><text:span text:style-name="T1">: </text:span><text:span text:style-name="T8">search_product_</text:span><text:span text:style-name="T9">result</text:span><text:span text:style-name="T6">.</text:span><text:span text:style-name="T7">php</text:span></text:p>
      <text:p text:style-name="P54"><text:span text:style-name="T7">I</text:span><text:span text:style-name="T1">NPUT : search</text:span><text:span text:style-name="T10">ed</text:span><text:span text:style-name="T1"> text</text:span></text:p>
      <text:list xml:id="list407972308" text:style-name="L16">
        <text:list-item>
          <text:p text:style-name="P112">check admin</text:p>
        </text:list-item>
        <text:list-item>
          <text:p text:style-name="P114">search and fetch data from products table something like “searched text”</text:p>
        </text:list-item>
        <text:list-item>
          <text:p text:style-name="P185"><text:span text:style-name="T1">if button edit clicked open new window at </text:span><text:span text:style-name="T141"><text:s/>a_</text:span><text:span text:style-name="T6">edit_product.</text:span><text:span text:style-name="T7">php?</text:span><text:span text:style-name="T34">p=1111</text:span></text:p>
        </text:list-item>
        <text:list-item>
          <text:p text:style-name="P114">show as page</text:p>
        </text:list-item>
      </text:list>
      <text:p text:style-name="P31"/>
      <text:p text:style-name="P84"/>
      <text:p text:style-name="P23"/>
      <text:p text:style-name="P8"/>
      <text:p text:style-name="P8"/>
      <text:p text:style-name="P44">Page : <text:span text:style-name="T8">search</text:span><text:span text:style-name="T123">_</text:span><text:span text:style-name="T8">admin</text:span><text:span text:style-name="T6">.</text:span><text:span text:style-name="T7">php</text:span></text:p>
      <text:list xml:id="list4074958698" text:style-name="L17">
        <text:list-item>
          <text:p text:style-name="P198"><text:span text:style-name="T112">c</text:span><text:span text:style-name="T113">heck admin</text:span></text:p>
        </text:list-item>
        <text:list-item>
          <text:p text:style-name="P109">admin fill the search box input and press button</text:p>
        </text:list-item>
        <text:list-item>
          <text:p text:style-name="P207"><text:span text:style-name="T113">button search pressed go to page </text:span><text:span text:style-name="T114">search_</text:span><text:span text:style-name="T115">user</text:span><text:span text:style-name="T114">_result.php?q=search</text:span><text:span text:style-name="T116">ed</text:span><text:span text:style-name="T114">-text</text:span><text:span text:style-name="T117">&amp;m=a</text:span></text:p>
        </text:list-item>
      </text:list>
      <text:p text:style-name="P23"/>
      <text:p text:style-name="P18"/>
      <text:p text:style-name="P45">Page : <text:span text:style-name="T8">search</text:span><text:span text:style-name="T123">_</text:span><text:span text:style-name="T8">customer</text:span><text:span text:style-name="T6">.</text:span><text:span text:style-name="T7">php</text:span></text:p>
      <text:list xml:id="list3099588378" text:style-name="L18">
        <text:list-item>
          <text:p text:style-name="P199"><text:span text:style-name="T112">c</text:span><text:span text:style-name="T113">heck admin</text:span></text:p>
        </text:list-item>
        <text:list-item>
          <text:p text:style-name="P110">admin fill the search box input and press button</text:p>
        </text:list-item>
        <text:list-item>
          <text:p text:style-name="P199"><text:span text:style-name="T113">button search pressed go to page </text:span><text:span text:style-name="T114">search_</text:span><text:span text:style-name="T115">user</text:span><text:span text:style-name="T114">_result.php?q=search</text:span><text:span text:style-name="T116">ed</text:span><text:span text:style-name="T114">-text</text:span><text:span text:style-name="T117">&amp;m=c</text:span></text:p>
        </text:list-item>
      </text:list>
      <text:p text:style-name="P55"/>
      <text:p text:style-name="P85"/>
      <text:p text:style-name="P23"/>
      <text:p text:style-name="P47"><text:span text:style-name="T110">Page action and show</text:span><text:span text:style-name="T7"> : </text:span><text:span text:style-name="T8">search_</text:span><text:span text:style-name="T11">user_result</text:span><text:span text:style-name="T6">.</text:span><text:span text:style-name="T7">php</text:span></text:p>
      <text:p text:style-name="P5">INPUT : Q=searched text , <text:span text:style-name="T128">M=mode (which one) customer or admin</text:span></text:p>
      <text:list xml:id="list3029151821" text:style-name="L19">
        <text:list-item>
          <text:p text:style-name="P115"><text:soft-page-break/>check admin</text:p>
        </text:list-item>
        <text:list-item>
          <text:p text:style-name="P116">search and fetch from table admin <text:span text:style-name="T129">or </text:span>customer <text:span text:style-name="T130">sorted by id</text:span></text:p>
        </text:list-item>
        <text:list-item>
          <text:p text:style-name="P116"><text:span text:style-name="T125">if button </text:span><text:span text:style-name="T126">edit clicked open new window at</text:span><text:span text:style-name="T127"> </text:span><text:span text:style-name="T105">edit_admin.php?id or edit_customer.php?id=</text:span></text:p>
        </text:list-item>
        <text:list-item>
          <text:p text:style-name="P117">show as page</text:p>
        </text:list-item>
      </text:list>
      <text:p text:style-name="P85"/>
      <text:p text:style-name="P23"/>
      <text:p text:style-name="P45">Page : <text:span text:style-name="T8">search</text:span><text:span text:style-name="T123">_</text:span><text:span text:style-name="T8">comment</text:span><text:span text:style-name="T6">.</text:span><text:span text:style-name="T7">php</text:span></text:p>
      <text:list xml:id="list2549575112" text:style-name="L20">
        <text:list-item>
          <text:p text:style-name="P201"><text:span text:style-name="T85">c</text:span><text:span text:style-name="T86">heck admin</text:span></text:p>
        </text:list-item>
        <text:list-item>
          <text:p text:style-name="P111">admin fill the search box input and press button</text:p>
        </text:list-item>
        <text:list-item>
          <text:p text:style-name="P201"><text:span text:style-name="T86">button search pressed go to page </text:span><text:span text:style-name="T90">search_</text:span><text:span text:style-name="T92">comment_</text:span><text:span text:style-name="T90">result.php?q=search</text:span><text:span text:style-name="T91">ed</text:span><text:span text:style-name="T90">-text</text:span></text:p>
        </text:list-item>
      </text:list>
      <text:p text:style-name="P19"/>
      <text:p text:style-name="P45"/>
      <text:p text:style-name="P45">Page <text:span text:style-name="T150">action and show</text:span> : <text:span text:style-name="T8">search</text:span><text:span text:style-name="T123">_</text:span><text:span text:style-name="T8">comment</text:span><text:span text:style-name="T123">_</text:span><text:span text:style-name="T8">result</text:span><text:span text:style-name="T6">.</text:span><text:span text:style-name="T7">php</text:span></text:p>
      <text:p text:style-name="P65"><text:span text:style-name="T7">I</text:span><text:span text:style-name="T1">NPUT : </text:span><text:span text:style-name="T20">Q=searched text</text:span></text:p>
      <text:p text:style-name="P204"><text:s/>a_comfirm_comment.php</text:p>
      <text:p text:style-name="P90"><text:span text:style-name="T20">a_delete_Comment.ph</text:span><text:span text:style-name="T43">p</text:span></text:p>
      <text:p text:style-name="P25">DE:ETE SugGESTION STATUS FROM Comment Verified and Comment wait to comfirm </text:p>
      <text:list xml:id="list3603297253" text:style-name="L21">
        <text:list-item>
          <text:p text:style-name="P113">check admin</text:p>
        </text:list-item>
        <text:list-item>
          <text:p text:style-name="P186"><text:span text:style-name="T1">search and fetch data from </text:span><text:span text:style-name="T21">comemnts_</text:span><text:span text:style-name="T22">verified and comments_comfirm</text:span><text:span text:style-name="T1"> table something like “searched text” </text:span><text:span text:style-name="T23">PRIORITY is with uncomfirmed </text:span><text:span text:style-name="T24">com</text:span><text:span text:style-name="T41">m</text:span><text:span text:style-name="T24">en</text:span><text:span text:style-name="T41">t</text:span><text:span text:style-name="T24">s</text:span></text:p>
        </text:list-item>
        <text:list-item>
          <text:p text:style-name="P187"><text:span text:style-name="T35">i</text:span><text:span text:style-name="T1">f button comfirm clicked go to page </text:span><text:span text:style-name="T44">a_comfirm_comment.php?</text:span><text:span text:style-name="T60">pid=000&amp;customerid=0000 </text:span><text:span text:style-name="T61">from table comment wait to comfirm</text:span></text:p>
        </text:list-item>
        <text:list-item>
          <text:p text:style-name="P188"><text:span text:style-name="T1">If button delete comment clicked go to page </text:span><text:span text:style-name="T44">a_delete_Comment.ph</text:span><text:span text:style-name="T61">p?</text:span><text:span text:style-name="T62">type=(verified or waiting V or W)</text:span><text:span text:style-name="T63">&amp;productid=000&amp;customerid=</text:span></text:p>
        </text:list-item>
        <text:list-item>
          <text:p text:style-name="P118">show as page</text:p>
        </text:list-item>
      </text:list>
      <text:p text:style-name="P85"/>
      <text:p text:style-name="P85"/>
      <text:p text:style-name="P85"/>
      <text:p text:style-name="P205"/>
      <text:p text:style-name="P23"/>
      <text:p text:style-name="P24"/>
      <text:p text:style-name="P46"><text:span text:style-name="T110">Page</text:span><text:span text:style-name="T7"> : </text:span><text:span text:style-name="T12">ticket</text:span><text:span text:style-name="T6">.</text:span><text:span text:style-name="T7">php</text:span></text:p>
      <text:p text:style-name="P64"><text:span text:style-name="T7">I</text:span><text:span text:style-name="T1">NPUT : ticket id</text:span></text:p>
      <text:p text:style-name="P157">a_send_response_ticket.php</text:p>
      <text:p text:style-name="P33"><text:span text:style-name="T1">Directory Appendixes needed </text:span><text:span text:style-name="T36">for upload files</text:span></text:p>
      <text:p text:style-name="P32"><text:soft-page-break/><text:span text:style-name="T7">D</text:span><text:span text:style-name="T36">ELETE NAME AND FAMILY FROM TICKET ER4</text:span></text:p>
      <text:list xml:id="list4217978481" text:style-name="L22">
        <text:list-item>
          <text:p text:style-name="P119">check admin</text:p>
        </text:list-item>
        <text:list-item>
          <text:p text:style-name="P120">fetch ticket main message and title date , … from tickets table </text:p>
        </text:list-item>
        <text:list-item>
          <text:p text:style-name="P189"><text:span text:style-name="T1">if ticket email filed be care about search on ticket messages </text:span><text:span text:style-name="T31">by customer id</text:span></text:p>
        </text:list-item>
        <text:list-item>
          <text:p text:style-name="P190"><text:span text:style-name="T1">fetch and search </text:span><text:span text:style-name="T25">via</text:span><text:span text:style-name="T1"> </text:span><text:span text:style-name="T26">T</text:span><text:span text:style-name="T25">icket id from </text:span><text:span text:style-name="T1">table Ticket Admin Message and Ticket Customer Message and sort that messages by date </text:span></text:p>
        </text:list-item>
        <text:list-item>
          <text:p text:style-name="P121">load appendixes</text:p>
        </text:list-item>
        <text:list-item>
          <text:p text:style-name="P191"><text:span text:style-name="T1">if combo-box status changed status go to page </text:span><text:span text:style-name="T44">a_change_status_ticket.php?</text:span><text:span text:style-name="T53">t=1111</text:span><text:span text:style-name="T54">&amp;s=1</text:span></text:p>
        </text:list-item>
        <text:list-item>
          <text:p text:style-name="P192"><text:span text:style-name="T1">if button send clicked send text box to </text:span><text:span text:style-name="T44">a_send_response_ticket.php?t=1111&amp;a=1123</text:span></text:p>
        </text:list-item>
        <text:list-item>
          <text:p text:style-name="P193"><text:span text:style-name="T30">i</text:span><text:span text:style-name="T1">f button add an appendix clicked open new window to </text:span><text:span text:style-name="T55">upload_</text:span><text:span text:style-name="T56">file</text:span><text:span text:style-name="T55">.php?</text:span><text:span text:style-name="T58">t</text:span><text:span text:style-name="T55">=</text:span><text:span text:style-name="T44">appendix</text:span><text:span text:style-name="T55">&amp;</text:span><text:span text:style-name="T58">id</text:span><text:span text:style-name="T55">=1234</text:span></text:p>
        </text:list-item>
      </text:list>
      <text:p text:style-name="P9"/>
      <text:p text:style-name="P68"><text:span text:style-name="T85">T</text:span><text:span text:style-name="T87">ABLE CUSTOMER AND ADMIN TICKET MESSAGE ADD NEW FIELD NAMED </text:span><text:span text:style-name="T88">for <text:s/></text:span><text:span text:style-name="T89">to save unic-id file uploaded at Directory appendix</text:span></text:p>
      <text:list xml:id="list1337854038" text:style-name="L23">
        <text:list-item>
          <text:p text:style-name="P159">appendix 1</text:p>
        </text:list-item>
        <text:list-item>
          <text:p text:style-name="P159">appendix 2</text:p>
        </text:list-item>
        <text:list-item>
          <text:p text:style-name="P159">appendix 3</text:p>
        </text:list-item>
        <text:list-item>
          <text:p text:style-name="P206">appendix 4</text:p>
        </text:list-item>
      </text:list>
      <text:p text:style-name="P10"/>
      <text:p text:style-name="P10"/>
      <text:p text:style-name="P158"/>
      <text:p text:style-name="P10"/>
      <text:p text:style-name="P48"><text:span text:style-name="T110">Page action</text:span><text:span text:style-name="T7"> :</text:span><text:span text:style-name="T8"> </text:span><text:span text:style-name="T27">a_change_status_ticket</text:span><text:span text:style-name="T6">.</text:span><text:span text:style-name="T7">php</text:span></text:p>
      <text:p text:style-name="P56"><text:span text:style-name="T7">I</text:span><text:span text:style-name="T1">NPUT : ticket id , </text:span><text:span text:style-name="T28">status </text:span></text:p>
      <text:list xml:id="list606067328" text:style-name="L24">
        <text:list-item>
          <text:p text:style-name="P122">check admin</text:p>
        </text:list-item>
        <text:list-item>
          <text:p text:style-name="P194"><text:span text:style-name="T1">update status ticket </text:span><text:span text:style-name="T29">on table ticket</text:span></text:p>
        </text:list-item>
      </text:list>
      <text:p text:style-name="P88"/>
      <text:p text:style-name="P20"/>
      <text:p text:style-name="P57"/>
      <text:p text:style-name="P9"/>
      <text:p text:style-name="P46"><text:span text:style-name="T110">Page</text:span><text:span text:style-name="T7"> :</text:span><text:span text:style-name="T8"> </text:span><text:span text:style-name="T12">tickets</text:span><text:span text:style-name="T6">.</text:span><text:span text:style-name="T7">php</text:span></text:p>
      <text:list xml:id="list4030463890" text:style-name="L25">
        <text:list-item>
          <text:p text:style-name="P195"><text:span text:style-name="T7">c</text:span><text:span text:style-name="T1">heck admin</text:span></text:p>
        </text:list-item>
        <text:list-item>
          <text:p text:style-name="P196"><text:span text:style-name="T1">fetch all tickets and sort by </text:span><text:span text:style-name="T32">latest </text:span><text:span text:style-name="T1">date</text:span></text:p>
        </text:list-item>
      </text:list>
      <text:p text:style-name="P9"/>
      <text:p text:style-name="P72"/>
      <text:p text:style-name="P10"/>
      <text:p text:style-name="P9"/>
      <text:p text:style-name="P9"><text:soft-page-break/></text:p>
      <text:p text:style-name="P58">Page <text:span text:style-name="T151">action</text:span>: <text:span text:style-name="T1">upload_file.php</text:span></text:p>
      <text:p text:style-name="P11">INPUT : TARGET &amp; ID <text:span text:style-name="T140">&amp; Place (optional)</text:span></text:p>
      <text:list xml:id="list3429410259" text:style-name="L26">
        <text:list-item>
          <text:p text:style-name="P123">check admin</text:p>
        </text:list-item>
        <text:list-item>
          <text:p text:style-name="P124">target rules’re: </text:p>
          <text:list>
            <text:list-item>
              <text:list>
                <text:list-item>
                  <text:p text:style-name="P125">appendix : id = ticket id</text:p>
                  <text:list>
                    <text:list-item>
                      <text:p text:style-name="P126">check appendixes are not full for that message from table admin ticket message and if it’s full show error , else continue</text:p>
                    </text:list-item>
                    <text:list-item>
                      <text:p text:style-name="P126">if file uploaded make a random special name and save it at path appendixes</text:p>
                    </text:list-item>
                    <text:list-item>
                      <text:p text:style-name="P126">go insert <text:span text:style-name="T132">new special </text:span>name at table ticket message admin via latest message date and <text:span text:style-name="T131">next filed record between appendix 1-4 if all fulled show message and delete file</text:span> </text:p>
                      <text:p text:style-name="P126"/>
                    </text:list-item>
                  </text:list>
                </text:list-item>
                <text:list-item>
                  <text:p text:style-name="P127">banner : id = 0 <text:span text:style-name="T133">always</text:span> for banner top</text:p>
                  <text:list>
                    <text:list-item>
                      <text:p text:style-name="P128">upload file at img/banner </text:p>
                    </text:list-item>
                    <text:list-item>
                      <text:p text:style-name="P128">show result</text:p>
                      <text:p text:style-name="P129"/>
                    </text:list-item>
                  </text:list>
                </text:list-item>
                <text:list-item>
                  <text:p text:style-name="P130">product : id = product id </text:p>
                  <text:list>
                    <text:list-item>
                      <text:p text:style-name="P131">upload image </text:p>
                    </text:list-item>
                    <text:list-item>
                      <text:p text:style-name="P131">rename file to (product)-(a to d) : <text:span text:style-name="T134">1111-a</text:span></text:p>
                    </text:list-item>
                    <text:list-item>
                      <text:p text:style-name="P132">save at directory ../<text:span text:style-name="T135">assets / <text:s/></text:span>p-images</text:p>
                    </text:list-item>
                    <text:list-item>
                      <text:p text:style-name="P133">show result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73"/>
      <text:p text:style-name="P14"/>
      <text:p text:style-name="P14"/>
      <text:p text:style-name="P14"/>
      <text:p text:style-name="P134">Admin <text:span text:style-name="T158">Functions</text:span></text:p>
      <text:p text:style-name="P135">Func : show result</text:p>
      <text:p text:style-name="P135"><text:tab/><text:span text:style-name="T160">Parameters</text:span></text:p>
      <text:list xml:id="list3549980247" text:style-name="L30">
        <text:list-item>
          <text:p text:style-name="P136">mode (error / success / warning) [explain icon and text color]</text:p>
        </text:list-item>
        <text:list-item>
          <text:p text:style-name="P136">text (result text)</text:p>
        </text:list-item>
        <text:list-item>
          <text:p text:style-name="P137">button (button label / button text)</text:p>
        </text:list-item>
        <text:list-item>
          <text:p text:style-name="P138">target (when button <text:span text:style-name="T161">clicked</text:span>)</text:p>
        </text:list-item>
        <text:list-item>
          <text:p text:style-name="P139">ticket (web page [result] title)</text:p>
        </text:list-item>
        <text:list-item>
          <text:p text:style-name="P140">window (current / new [current will change current page URL , new is open new window for that])</text:p>
        </text:list-item>
      </text:list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18accc2" officeooo:paragraph-rsid="018accc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5T00:49:05.215599441</meta:creation-date>
    <dc:date>2021-08-09T22:02:31.683261408</dc:date>
    <meta:editing-duration>PT11H1M24S</meta:editing-duration>
    <meta:editing-cycles>416</meta:editing-cycles>
    <meta:generator>LibreOffice/6.1.5.2$Linux_X86_64 LibreOffice_project/10$Build-2</meta:generator>
    <meta:document-statistic meta:table-count="0" meta:image-count="0" meta:object-count="0" meta:page-count="8" meta:paragraph-count="192" meta:word-count="1321" meta:character-count="8043" meta:non-whitespace-character-count="7009"/>
  </office:meta>
</office:document-meta>
</file>